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" table:default-cell-style-name="ce5"/>
        <table:table-column table:style-name="co2" table:number-columns-repeated="26" table:default-cell-style-name="ce15"/>
        <table:table-column table:style-name="co3" table:number-columns-repeated="220" table:default-cell-style-name="ce1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4 - Distribuição de pessoas de 18 anos ou mais de idade com e sem deficiência, por nível de instrução, segundo as Grandes Regiões e as Unidades da Federação - Brasil - 2019</text:p>
          </table:table-cell>
          <table:covered-table-cell table:number-columns-repeated="10" table:style-name="ce1"/>
          <table:table-cell table:style-name="ce14" table:number-columns-repeated="1013"/>
        </table:table-row>
        <table:table-row table:style-name="ro1">
          <table:covered-table-cell table:number-columns-repeated="11" table:style-name="ce1"/>
          <table:table-cell table:style-name="ce14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Unidades da Federação</text:p>
          </table:table-cell>
          <table:table-cell table:style-name="ce8" office:value-type="string" calcext:value-type="string" table:number-columns-spanned="10" table:number-rows-spanned="1">
            <text:p>Distribuição das pessoas de 18 anos ou mais de idade (%)</text:p>
          </table:table-cell>
          <table:covered-table-cell table:number-columns-repeated="8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3">
            <text:p>Total</text:p>
          </table:table-cell>
          <table:covered-table-cell table:style-name="ce9"/>
          <table:table-cell table:style-name="ce8" office:value-type="string" calcext:value-type="string" table:number-columns-spanned="8" table:number-rows-spanned="1">
            <text:p>Nível de instrução</text:p>
          </table:table-cell>
          <table:covered-table-cell table:number-columns-repeated="6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2" table:style-name="ce9"/>
          <table:table-cell table:style-name="ce9" office:value-type="string" calcext:value-type="string" table:number-columns-spanned="2" table:number-rows-spanned="2">
            <text:p>Sem instrução e fundamental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Fundamental completo e médio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Médio completo e superior incompleto</text:p>
          </table:table-cell>
          <table:covered-table-cell table:style-name="ce9"/>
          <table:table-cell table:style-name="ce8" office:value-type="string" calcext:value-type="string" table:number-columns-spanned="2" table:number-rows-spanned="2">
            <text:p>Superior completo</text:p>
          </table:table-cell>
          <table:covered-table-cell table:style-name="ce8"/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8" office:value-type="string" calcext:value-type="string" table:number-columns-spanned="1" table:number-rows-spanned="2">
            <text:p>Sem deficiência</text:p>
          </table:table-cell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0" office:value-type="float" office:value="10.281376318004" calcext:value-type="float">
            <text:p><text:s text:c="3"/>10,3 </text:p>
          </table:table-cell>
          <table:table-cell table:style-name="ce11" office:value-type="float" office:value="89.7186236819962" calcext:value-type="float">
            <text:p><text:s text:c="3"/>89,7 </text:p>
          </table:table-cell>
          <table:table-cell table:style-name="ce11" office:value-type="float" office:value="67.6410080393105" calcext:value-type="float">
            <text:p><text:s text:c="3"/>67,6 </text:p>
          </table:table-cell>
          <table:table-cell table:style-name="ce11" office:value-type="float" office:value="30.9049109947783" calcext:value-type="float">
            <text:p><text:s text:c="3"/>30,9 </text:p>
          </table:table-cell>
          <table:table-cell table:style-name="ce11" office:value-type="float" office:value="10.7577088812438" calcext:value-type="float">
            <text:p><text:s text:c="3"/>10,8 </text:p>
          </table:table-cell>
          <table:table-cell table:style-name="ce11" office:value-type="float" office:value="14.8633547332565" calcext:value-type="float">
            <text:p><text:s text:c="3"/>14,9 </text:p>
          </table:table-cell>
          <table:table-cell table:style-name="ce11" office:value-type="float" office:value="16.6077006241132" calcext:value-type="float">
            <text:p><text:s text:c="3"/>16,6 </text:p>
          </table:table-cell>
          <table:table-cell table:style-name="ce11" office:value-type="float" office:value="37.2284476634386" calcext:value-type="float">
            <text:p><text:s text:c="3"/>37,2 </text:p>
          </table:table-cell>
          <table:table-cell table:style-name="ce11" office:value-type="float" office:value="4.99358245533259" calcext:value-type="float">
            <text:p><text:s text:c="3"/>5,0 </text:p>
          </table:table-cell>
          <table:table-cell table:style-name="ce11" office:value-type="float" office:value="17.0032866085264" calcext:value-type="float">
            <text:p><text:s text:c="3"/>17,0 </text:p>
          </table:table-cell>
          <table:table-cell table:style-name="ce14" table:number-columns-repeated="1013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1" office:value-type="float" office:value="10.0442219168743" calcext:value-type="float">
            <text:p><text:s text:c="3"/>10,0 </text:p>
          </table:table-cell>
          <table:table-cell table:style-name="ce13" office:value-type="float" office:value="89.9557780831269" calcext:value-type="float">
            <text:p><text:s text:c="3"/>90,0 </text:p>
          </table:table-cell>
          <table:table-cell table:style-name="ce13" office:value-type="float" office:value="71.6793213057801" calcext:value-type="float">
            <text:p><text:s text:c="3"/>71,7 </text:p>
          </table:table-cell>
          <table:table-cell table:style-name="ce11" office:value-type="float" office:value="34.1806291523645" calcext:value-type="float">
            <text:p><text:s text:c="3"/>34,2 </text:p>
          </table:table-cell>
          <table:table-cell table:style-name="ce11" office:value-type="float" office:value="10.9624447102545" calcext:value-type="float">
            <text:p><text:s text:c="3"/>11,0 </text:p>
          </table:table-cell>
          <table:table-cell table:style-name="ce11" office:value-type="float" office:value="16.3087456009091" calcext:value-type="float">
            <text:p><text:s text:c="3"/>16,3 </text:p>
          </table:table-cell>
          <table:table-cell table:style-name="ce11" office:value-type="float" office:value="13.9515697272891" calcext:value-type="float">
            <text:p><text:s text:c="3"/>14,0 </text:p>
          </table:table-cell>
          <table:table-cell table:style-name="ce11" office:value-type="float" office:value="37.2525128378163" calcext:value-type="float">
            <text:p><text:s text:c="3"/>37,3 </text:p>
          </table:table-cell>
          <table:table-cell table:style-name="ce11" office:value-type="float" office:value="3.40666425667636" calcext:value-type="float">
            <text:p><text:s text:c="3"/>3,4 </text:p>
          </table:table-cell>
          <table:table-cell table:style-name="ce11" office:value-type="float" office:value="12.2581124089102" calcext:value-type="float">
            <text:p><text:s text:c="3"/>12,3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2" office:value-type="float" office:value="10.5002813982185" calcext:value-type="float">
            <text:p><text:s text:c="3"/>10,5 </text:p>
          </table:table-cell>
          <table:table-cell table:style-name="ce12" office:value-type="float" office:value="89.4997186017816" calcext:value-type="float">
            <text:p><text:s text:c="3"/>89,5 </text:p>
          </table:table-cell>
          <table:table-cell table:style-name="ce12" office:value-type="float" office:value="73.4756685220611" calcext:value-type="float">
            <text:p><text:s text:c="3"/>73,5 </text:p>
          </table:table-cell>
          <table:table-cell table:style-name="ce12" office:value-type="float" office:value="38.288485091553" calcext:value-type="float">
            <text:p><text:s text:c="3"/>38,3 </text:p>
          </table:table-cell>
          <table:table-cell table:style-name="ce12" office:value-type="float" office:value="7.98121723092308" calcext:value-type="float">
            <text:p><text:s text:c="3"/>8,0 </text:p>
          </table:table-cell>
          <table:table-cell table:style-name="ce12" office:value-type="float" office:value="16.4679619629909" calcext:value-type="float">
            <text:p><text:s text:c="3"/>16,5 </text:p>
          </table:table-cell>
          <table:table-cell table:style-name="ce12" office:value-type="float" office:value="14.7381459574965" calcext:value-type="float">
            <text:p><text:s text:c="3"/>14,7 </text:p>
          </table:table-cell>
          <table:table-cell table:style-name="ce12" office:value-type="float" office:value="32.234340022109" calcext:value-type="float">
            <text:p><text:s text:c="3"/>32,2 </text:p>
          </table:table-cell>
          <table:table-cell table:style-name="ce12" office:value-type="float" office:value="3.80496828951953" calcext:value-type="float">
            <text:p><text:s text:c="3"/>3,8 </text:p>
          </table:table-cell>
          <table:table-cell table:style-name="ce12" office:value-type="float" office:value="13.0092129233467" calcext:value-type="float">
            <text:p><text:s text:c="3"/>13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cre</text:p>
          </table:table-cell>
          <table:table-cell table:style-name="ce12" office:value-type="float" office:value="10.0850525111438" calcext:value-type="float">
            <text:p><text:s text:c="3"/>10,1 </text:p>
          </table:table-cell>
          <table:table-cell table:style-name="ce12" office:value-type="float" office:value="89.914947488857" calcext:value-type="float">
            <text:p><text:s text:c="3"/>89,9 </text:p>
          </table:table-cell>
          <table:table-cell table:style-name="ce12" office:value-type="float" office:value="71.7455818542334" calcext:value-type="float">
            <text:p><text:s text:c="3"/>71,7 </text:p>
          </table:table-cell>
          <table:table-cell table:style-name="ce12" office:value-type="float" office:value="34.2054778675053" calcext:value-type="float">
            <text:p><text:s text:c="3"/>34,2 </text:p>
          </table:table-cell>
          <table:table-cell table:style-name="ce12" office:value-type="float" office:value="8.49490946258995" calcext:value-type="float">
            <text:p><text:s text:c="3"/>8,5 </text:p>
          </table:table-cell>
          <table:table-cell table:style-name="ce12" office:value-type="float" office:value="15.1244694134577" calcext:value-type="float">
            <text:p><text:s text:c="3"/>15,1 </text:p>
          </table:table-cell>
          <table:table-cell table:style-name="ce12" office:value-type="float" office:value="13.385861600831" calcext:value-type="float">
            <text:p><text:s text:c="3"/>13,4 </text:p>
          </table:table-cell>
          <table:table-cell table:style-name="ce12" office:value-type="float" office:value="35.8893643757646" calcext:value-type="float">
            <text:p><text:s text:c="3"/>35,9 </text:p>
          </table:table-cell>
          <table:table-cell table:style-name="ce12" office:value-type="float" office:value="6.37364708234574" calcext:value-type="float">
            <text:p><text:s text:c="3"/>6,4 </text:p>
          </table:table-cell>
          <table:table-cell table:style-name="ce12" office:value-type="float" office:value="14.7806883432732" calcext:value-type="float">
            <text:p><text:s text:c="3"/>14,8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2" office:value-type="float" office:value="8.13040212699304" calcext:value-type="float">
            <text:p><text:s text:c="3"/>8,1 </text:p>
          </table:table-cell>
          <table:table-cell table:style-name="ce12" office:value-type="float" office:value="91.8695978730082" calcext:value-type="float">
            <text:p><text:s text:c="3"/>91,9 </text:p>
          </table:table-cell>
          <table:table-cell table:style-name="ce12" office:value-type="float" office:value="60.2971233512575" calcext:value-type="float">
            <text:p><text:s text:c="3"/>60,3 </text:p>
          </table:table-cell>
          <table:table-cell table:style-name="ce12" office:value-type="float" office:value="28.6224345605341" calcext:value-type="float">
            <text:p><text:s text:c="3"/>28,6 </text:p>
          </table:table-cell>
          <table:table-cell table:style-name="ce12" office:value-type="float" office:value="12.4177273601427" calcext:value-type="float">
            <text:p><text:s text:c="3"/>12,4 </text:p>
          </table:table-cell>
          <table:table-cell table:style-name="ce12" office:value-type="float" office:value="15.3492933830449" calcext:value-type="float">
            <text:p><text:s text:c="3"/>15,3 </text:p>
          </table:table-cell>
          <table:table-cell table:style-name="ce12" office:value-type="float" office:value="23.3571727243829" calcext:value-type="float">
            <text:p><text:s text:c="3"/>23,4 </text:p>
          </table:table-cell>
          <table:table-cell table:style-name="ce12" office:value-type="float" office:value="42.554620196075" calcext:value-type="float">
            <text:p><text:s text:c="3"/>42,6 </text:p>
          </table:table-cell>
          <table:table-cell table:style-name="ce12" office:value-type="float" office:value="3.92797656421695" calcext:value-type="float">
            <text:p><text:s text:c="3"/>3,9 </text:p>
          </table:table-cell>
          <table:table-cell table:style-name="ce12" office:value-type="float" office:value="13.4736518603458" calcext:value-type="float">
            <text:p><text:s text:c="3"/>13,5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2" office:value-type="float" office:value="7.54308456506628" calcext:value-type="float">
            <text:p><text:s text:c="3"/>7,5 </text:p>
          </table:table-cell>
          <table:table-cell table:style-name="ce12" office:value-type="float" office:value="92.4569154349337" calcext:value-type="float">
            <text:p><text:s text:c="3"/>92,5 </text:p>
          </table:table-cell>
          <table:table-cell table:style-name="ce12" office:value-type="float" office:value="55.8826888531999" calcext:value-type="float">
            <text:p><text:s text:c="3"/>55,9 </text:p>
          </table:table-cell>
          <table:table-cell table:style-name="ce12" office:value-type="float" office:value="24.6140965006141" calcext:value-type="float">
            <text:p><text:s text:c="3"/>24,6 </text:p>
          </table:table-cell>
          <table:table-cell table:style-name="ce12" office:value-type="float" office:value="13.4742864458149" calcext:value-type="float">
            <text:p><text:s text:c="3"/>13,5 </text:p>
          </table:table-cell>
          <table:table-cell table:style-name="ce12" office:value-type="float" office:value="12.5481740776522" calcext:value-type="float">
            <text:p><text:s text:c="3"/>12,5 </text:p>
          </table:table-cell>
          <table:table-cell table:style-name="ce12" office:value-type="float" office:value="22.7010904904327" calcext:value-type="float">
            <text:p><text:s text:c="3"/>22,7 </text:p>
          </table:table-cell>
          <table:table-cell table:style-name="ce12" office:value-type="float" office:value="43.4099938292029" calcext:value-type="float">
            <text:p><text:s text:c="3"/>43,4 </text:p>
          </table:table-cell>
          <table:table-cell table:style-name="ce12" office:value-type="float" office:value="7.94193421055244" calcext:value-type="float">
            <text:p><text:s text:c="3"/>7,9 </text:p>
          </table:table-cell>
          <table:table-cell table:style-name="ce12" office:value-type="float" office:value="19.4277355925312" calcext:value-type="float">
            <text:p><text:s text:c="3"/>19,4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ará</text:p>
          </table:table-cell>
          <table:table-cell table:style-name="ce12" office:value-type="float" office:value="10.6404396381838" calcext:value-type="float">
            <text:p><text:s text:c="3"/>10,6 </text:p>
          </table:table-cell>
          <table:table-cell table:style-name="ce12" office:value-type="float" office:value="89.359560361818" calcext:value-type="float">
            <text:p><text:s text:c="3"/>89,4 </text:p>
          </table:table-cell>
          <table:table-cell table:style-name="ce12" office:value-type="float" office:value="76.0926612734743" calcext:value-type="float">
            <text:p><text:s text:c="3"/>76,1 </text:p>
          </table:table-cell>
          <table:table-cell table:style-name="ce12" office:value-type="float" office:value="36.9731809616385" calcext:value-type="float">
            <text:p><text:s text:c="3"/>37,0 </text:p>
          </table:table-cell>
          <table:table-cell table:style-name="ce12" office:value-type="float" office:value="11.5437912428733" calcext:value-type="float">
            <text:p><text:s text:c="3"/>11,5 </text:p>
          </table:table-cell>
          <table:table-cell table:style-name="ce12" office:value-type="float" office:value="17.7178961292903" calcext:value-type="float">
            <text:p><text:s text:c="3"/>17,7 </text:p>
          </table:table-cell>
          <table:table-cell table:style-name="ce12" office:value-type="float" office:value="10.1890841525246" calcext:value-type="float">
            <text:p><text:s text:c="3"/>10,2 </text:p>
          </table:table-cell>
          <table:table-cell table:style-name="ce12" office:value-type="float" office:value="35.3254999003907" calcext:value-type="float">
            <text:p><text:s text:c="3"/>35,3 </text:p>
          </table:table-cell>
          <table:table-cell table:style-name="ce12" office:value-type="float" office:value="2.17446333112785" calcext:value-type="float">
            <text:p><text:s text:c="3"/>2,2 </text:p>
          </table:table-cell>
          <table:table-cell table:style-name="ce12" office:value-type="float" office:value="9.98342300868097" calcext:value-type="float">
            <text:p><text:s text:c="3"/>10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mapá</text:p>
          </table:table-cell>
          <table:table-cell table:style-name="ce12" office:value-type="float" office:value="9.28817584232268" calcext:value-type="float">
            <text:p><text:s text:c="3"/>9,3 </text:p>
          </table:table-cell>
          <table:table-cell table:style-name="ce12" office:value-type="float" office:value="90.711824157676" calcext:value-type="float">
            <text:p><text:s text:c="3"/>90,7 </text:p>
          </table:table-cell>
          <table:table-cell table:style-name="ce12" office:value-type="float" office:value="67.3318295169832" calcext:value-type="float">
            <text:p><text:s text:c="3"/>67,3 </text:p>
          </table:table-cell>
          <table:table-cell table:style-name="ce12" office:value-type="float" office:value="26.807471150599" calcext:value-type="float">
            <text:p><text:s text:c="3"/>26,8 </text:p>
          </table:table-cell>
          <table:table-cell table:style-name="ce12" office:value-type="float" office:value="9.30012169878254" calcext:value-type="float">
            <text:p><text:s text:c="3"/>9,3 </text:p>
          </table:table-cell>
          <table:table-cell table:style-name="ce12" office:value-type="float" office:value="14.1615361584352" calcext:value-type="float">
            <text:p><text:s text:c="3"/>14,2 </text:p>
          </table:table-cell>
          <table:table-cell table:style-name="ce12" office:value-type="float" office:value="16.4948225050174" calcext:value-type="float">
            <text:p><text:s text:c="3"/>16,5 </text:p>
          </table:table-cell>
          <table:table-cell table:style-name="ce12" office:value-type="float" office:value="41.7929136114906" calcext:value-type="float">
            <text:p><text:s text:c="3"/>41,8 </text:p>
          </table:table-cell>
          <table:table-cell table:style-name="ce12" office:value-type="float" office:value="6.87322627921683" calcext:value-type="float">
            <text:p><text:s text:c="3"/>6,9 </text:p>
          </table:table-cell>
          <table:table-cell table:style-name="ce12" office:value-type="float" office:value="17.2380790794746" calcext:value-type="float">
            <text:p><text:s text:c="3"/>17,2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2" office:value-type="float" office:value="12.0646201679348" calcext:value-type="float">
            <text:p><text:s text:c="3"/>12,1 </text:p>
          </table:table-cell>
          <table:table-cell table:style-name="ce12" office:value-type="float" office:value="87.9353798320658" calcext:value-type="float">
            <text:p><text:s text:c="3"/>87,9 </text:p>
          </table:table-cell>
          <table:table-cell table:style-name="ce12" office:value-type="float" office:value="72.2367340574107" calcext:value-type="float">
            <text:p><text:s text:c="3"/>72,2 </text:p>
          </table:table-cell>
          <table:table-cell table:style-name="ce12" office:value-type="float" office:value="35.182834223111" calcext:value-type="float">
            <text:p><text:s text:c="3"/>35,2 </text:p>
          </table:table-cell>
          <table:table-cell table:style-name="ce12" office:value-type="float" office:value="10.0386004333994" calcext:value-type="float">
            <text:p><text:s text:c="3"/>10,0 </text:p>
          </table:table-cell>
          <table:table-cell table:style-name="ce12" office:value-type="float" office:value="13.8959585701401" calcext:value-type="float">
            <text:p><text:s text:c="3"/>13,9 </text:p>
          </table:table-cell>
          <table:table-cell table:style-name="ce12" office:value-type="float" office:value="13.3064585917198" calcext:value-type="float">
            <text:p><text:s text:c="3"/>13,3 </text:p>
          </table:table-cell>
          <table:table-cell table:style-name="ce12" office:value-type="float" office:value="36.5725690054027" calcext:value-type="float">
            <text:p><text:s text:c="3"/>36,6 </text:p>
          </table:table-cell>
          <table:table-cell table:style-name="ce12" office:value-type="float" office:value="4.41820691747033" calcext:value-type="float">
            <text:p><text:s text:c="3"/>4,4 </text:p>
          </table:table-cell>
          <table:table-cell table:style-name="ce12" office:value-type="float" office:value="14.3486382013458" calcext:value-type="float">
            <text:p><text:s text:c="3"/>14,3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1" office:value-type="float" office:value="12.2189952503053" calcext:value-type="float">
            <text:p><text:s text:c="3"/>12,2 </text:p>
          </table:table-cell>
          <table:table-cell table:style-name="ce11" office:value-type="float" office:value="87.7810047496949" calcext:value-type="float">
            <text:p><text:s text:c="3"/>87,8 </text:p>
          </table:table-cell>
          <table:table-cell table:style-name="ce11" office:value-type="float" office:value="74.1375484398447" calcext:value-type="float">
            <text:p><text:s text:c="3"/>74,1 </text:p>
          </table:table-cell>
          <table:table-cell table:style-name="ce11" office:value-type="float" office:value="40.4275934364877" calcext:value-type="float">
            <text:p><text:s text:c="3"/>40,4 </text:p>
          </table:table-cell>
          <table:table-cell table:style-name="ce11" office:value-type="float" office:value="8.47152519068395" calcext:value-type="float">
            <text:p><text:s text:c="3"/>8,5 </text:p>
          </table:table-cell>
          <table:table-cell table:style-name="ce11" office:value-type="float" office:value="13.9361762966703" calcext:value-type="float">
            <text:p><text:s text:c="3"/>13,9 </text:p>
          </table:table-cell>
          <table:table-cell table:style-name="ce11" office:value-type="float" office:value="13.71252474683" calcext:value-type="float">
            <text:p><text:s text:c="3"/>13,7 </text:p>
          </table:table-cell>
          <table:table-cell table:style-name="ce11" office:value-type="float" office:value="33.9706445498918" calcext:value-type="float">
            <text:p><text:s text:c="3"/>34,0 </text:p>
          </table:table-cell>
          <table:table-cell table:style-name="ce11" office:value-type="float" office:value="3.67840162264137" calcext:value-type="float">
            <text:p><text:s text:c="3"/>3,7 </text:p>
          </table:table-cell>
          <table:table-cell table:style-name="ce11" office:value-type="float" office:value="11.66558571695" calcext:value-type="float">
            <text:p><text:s text:c="3"/>11,7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2" office:value-type="float" office:value="11.8495765784948" calcext:value-type="float">
            <text:p><text:s text:c="3"/>11,8 </text:p>
          </table:table-cell>
          <table:table-cell table:style-name="ce12" office:value-type="float" office:value="88.1504234215048" calcext:value-type="float">
            <text:p><text:s text:c="3"/>88,2 </text:p>
          </table:table-cell>
          <table:table-cell table:style-name="ce12" office:value-type="float" office:value="78.3498196387144" calcext:value-type="float">
            <text:p><text:s text:c="3"/>78,3 </text:p>
          </table:table-cell>
          <table:table-cell table:style-name="ce12" office:value-type="float" office:value="40.5693990980106" calcext:value-type="float">
            <text:p><text:s text:c="3"/>40,6 </text:p>
          </table:table-cell>
          <table:table-cell table:style-name="ce12" office:value-type="float" office:value="8.33025029730663" calcext:value-type="float">
            <text:p><text:s text:c="3"/>8,3 </text:p>
          </table:table-cell>
          <table:table-cell table:style-name="ce12" office:value-type="float" office:value="16.1827954372541" calcext:value-type="float">
            <text:p><text:s text:c="3"/>16,2 </text:p>
          </table:table-cell>
          <table:table-cell table:style-name="ce12" office:value-type="float" office:value="11.0738523071211" calcext:value-type="float">
            <text:p><text:s text:c="3"/>11,1 </text:p>
          </table:table-cell>
          <table:table-cell table:style-name="ce12" office:value-type="float" office:value="34.4777833133021" calcext:value-type="float">
            <text:p><text:s text:c="3"/>34,5 </text:p>
          </table:table-cell>
          <table:table-cell table:style-name="ce12" office:value-type="float" office:value="2.24607775685776" calcext:value-type="float">
            <text:p><text:s text:c="3"/>2,2 </text:p>
          </table:table-cell>
          <table:table-cell table:style-name="ce12" office:value-type="float" office:value="8.77002215143284" calcext:value-type="float">
            <text:p><text:s text:c="3"/>8,8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iauí</text:p>
          </table:table-cell>
          <table:table-cell table:style-name="ce12" office:value-type="float" office:value="12.0603856246188" calcext:value-type="float">
            <text:p><text:s text:c="3"/>12,1 </text:p>
          </table:table-cell>
          <table:table-cell table:style-name="ce12" office:value-type="float" office:value="87.9396143753807" calcext:value-type="float">
            <text:p><text:s text:c="3"/>87,9 </text:p>
          </table:table-cell>
          <table:table-cell table:style-name="ce12" office:value-type="float" office:value="77.2778831385547" calcext:value-type="float">
            <text:p><text:s text:c="3"/>77,3 </text:p>
          </table:table-cell>
          <table:table-cell table:style-name="ce12" office:value-type="float" office:value="43.0294595736983" calcext:value-type="float">
            <text:p><text:s text:c="3"/>43,0 </text:p>
          </table:table-cell>
          <table:table-cell table:style-name="ce12" office:value-type="float" office:value="6.93813777050027" calcext:value-type="float">
            <text:p><text:s text:c="3"/>6,9 </text:p>
          </table:table-cell>
          <table:table-cell table:style-name="ce12" office:value-type="float" office:value="13.2218415386402" calcext:value-type="float">
            <text:p><text:s text:c="3"/>13,2 </text:p>
          </table:table-cell>
          <table:table-cell table:style-name="ce12" office:value-type="float" office:value="11.4778393579741" calcext:value-type="float">
            <text:p><text:s text:c="3"/>11,5 </text:p>
          </table:table-cell>
          <table:table-cell table:style-name="ce12" office:value-type="float" office:value="30.0614838538928" calcext:value-type="float">
            <text:p><text:s text:c="3"/>30,1 </text:p>
          </table:table-cell>
          <table:table-cell table:style-name="ce12" office:value-type="float" office:value="4.30613973297087" calcext:value-type="float">
            <text:p><text:s text:c="3"/>4,3 </text:p>
          </table:table-cell>
          <table:table-cell table:style-name="ce12" office:value-type="float" office:value="13.6872150337684" calcext:value-type="float">
            <text:p><text:s text:c="3"/>13,7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Ceará</text:p>
          </table:table-cell>
          <table:table-cell table:style-name="ce12" office:value-type="float" office:value="13.0435980186694" calcext:value-type="float">
            <text:p><text:s text:c="3"/>13,0 </text:p>
          </table:table-cell>
          <table:table-cell table:style-name="ce12" office:value-type="float" office:value="86.9564019813309" calcext:value-type="float">
            <text:p><text:s text:c="3"/>87,0 </text:p>
          </table:table-cell>
          <table:table-cell table:style-name="ce12" office:value-type="float" office:value="72.0679958837326" calcext:value-type="float">
            <text:p><text:s text:c="3"/>72,1 </text:p>
          </table:table-cell>
          <table:table-cell table:style-name="ce12" office:value-type="float" office:value="37.7670145832255" calcext:value-type="float">
            <text:p><text:s text:c="3"/>37,8 </text:p>
          </table:table-cell>
          <table:table-cell table:style-name="ce12" office:value-type="float" office:value="9.17011509186454" calcext:value-type="float">
            <text:p><text:s text:c="3"/>9,2 </text:p>
          </table:table-cell>
          <table:table-cell table:style-name="ce12" office:value-type="float" office:value="14.617672114895" calcext:value-type="float">
            <text:p><text:s text:c="3"/>14,6 </text:p>
          </table:table-cell>
          <table:table-cell table:style-name="ce12" office:value-type="float" office:value="14.5038081361187" calcext:value-type="float">
            <text:p><text:s text:c="3"/>14,5 </text:p>
          </table:table-cell>
          <table:table-cell table:style-name="ce12" office:value-type="float" office:value="36.5742967723027" calcext:value-type="float">
            <text:p><text:s text:c="3"/>36,6 </text:p>
          </table:table-cell>
          <table:table-cell table:style-name="ce12" office:value-type="float" office:value="4.25808088828431" calcext:value-type="float">
            <text:p><text:s text:c="3"/>4,3 </text:p>
          </table:table-cell>
          <table:table-cell table:style-name="ce12" office:value-type="float" office:value="11.0410165295768" calcext:value-type="float">
            <text:p><text:s text:c="3"/>11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2" office:value-type="float" office:value="10.590042383737" calcext:value-type="float">
            <text:p><text:s text:c="3"/>10,6 </text:p>
          </table:table-cell>
          <table:table-cell table:style-name="ce12" office:value-type="float" office:value="89.4099576162628" calcext:value-type="float">
            <text:p><text:s text:c="3"/>89,4 </text:p>
          </table:table-cell>
          <table:table-cell table:style-name="ce12" office:value-type="float" office:value="73.3464916503915" calcext:value-type="float">
            <text:p><text:s text:c="3"/>73,3 </text:p>
          </table:table-cell>
          <table:table-cell table:style-name="ce12" office:value-type="float" office:value="38.8083395705301" calcext:value-type="float">
            <text:p><text:s text:c="3"/>38,8 </text:p>
          </table:table-cell>
          <table:table-cell table:style-name="ce12" office:value-type="float" office:value="8.96884420452389" calcext:value-type="float">
            <text:p><text:s text:c="3"/>9,0 </text:p>
          </table:table-cell>
          <table:table-cell table:style-name="ce12" office:value-type="float" office:value="14.2947008516907" calcext:value-type="float">
            <text:p><text:s text:c="3"/>14,3 </text:p>
          </table:table-cell>
          <table:table-cell table:style-name="ce12" office:value-type="float" office:value="15.1291370505574" calcext:value-type="float">
            <text:p><text:s text:c="3"/>15,1 </text:p>
          </table:table-cell>
          <table:table-cell table:style-name="ce12" office:value-type="float" office:value="33.2054522679271" calcext:value-type="float">
            <text:p><text:s text:c="3"/>33,2 </text:p>
          </table:table-cell>
          <table:table-cell table:style-name="ce12" office:value-type="float" office:value="2.55552709452718" calcext:value-type="float">
            <text:p><text:s text:c="3"/>2,6 </text:p>
          </table:table-cell>
          <table:table-cell table:style-name="ce12" office:value-type="float" office:value="13.6915073098525" calcext:value-type="float">
            <text:p><text:s text:c="3"/>13,7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2" office:value-type="float" office:value="13.084626682253" calcext:value-type="float">
            <text:p><text:s text:c="3"/>13,1 </text:p>
          </table:table-cell>
          <table:table-cell table:style-name="ce12" office:value-type="float" office:value="86.9153733177468" calcext:value-type="float">
            <text:p><text:s text:c="3"/>86,9 </text:p>
          </table:table-cell>
          <table:table-cell table:style-name="ce12" office:value-type="float" office:value="75.2729300683679" calcext:value-type="float">
            <text:p><text:s text:c="3"/>75,3 </text:p>
          </table:table-cell>
          <table:table-cell table:style-name="ce12" office:value-type="float" office:value="42.616555779968" calcext:value-type="float">
            <text:p><text:s text:c="3"/>42,6 </text:p>
          </table:table-cell>
          <table:table-cell table:style-name="ce12" office:value-type="float" office:value="8.44925430453524" calcext:value-type="float">
            <text:p><text:s text:c="3"/>8,4 </text:p>
          </table:table-cell>
          <table:table-cell table:style-name="ce12" office:value-type="float" office:value="13.4979651778151" calcext:value-type="float">
            <text:p><text:s text:c="3"/>13,5 </text:p>
          </table:table-cell>
          <table:table-cell table:style-name="ce12" office:value-type="float" office:value="11.9632424031369" calcext:value-type="float">
            <text:p><text:s text:c="3"/>12,0 </text:p>
          </table:table-cell>
          <table:table-cell table:style-name="ce12" office:value-type="float" office:value="30.7742231245999" calcext:value-type="float">
            <text:p><text:s text:c="3"/>30,8 </text:p>
          </table:table-cell>
          <table:table-cell table:style-name="ce12" office:value-type="float" office:value="4.31457322396007" calcext:value-type="float">
            <text:p><text:s text:c="3"/>4,3 </text:p>
          </table:table-cell>
          <table:table-cell table:style-name="ce12" office:value-type="float" office:value="13.1112559176165" calcext:value-type="float">
            <text:p><text:s text:c="3"/>13,1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2" office:value-type="float" office:value="10.9588986931025" calcext:value-type="float">
            <text:p><text:s text:c="3"/>11,0 </text:p>
          </table:table-cell>
          <table:table-cell table:style-name="ce12" office:value-type="float" office:value="89.0411013068981" calcext:value-type="float">
            <text:p><text:s text:c="3"/>89,0 </text:p>
          </table:table-cell>
          <table:table-cell table:style-name="ce12" office:value-type="float" office:value="69.0483699641227" calcext:value-type="float">
            <text:p><text:s text:c="3"/>69,0 </text:p>
          </table:table-cell>
          <table:table-cell table:style-name="ce12" office:value-type="float" office:value="36.9442029077358" calcext:value-type="float">
            <text:p><text:s text:c="3"/>36,9 </text:p>
          </table:table-cell>
          <table:table-cell table:style-name="ce12" office:value-type="float" office:value="10.1228891808213" calcext:value-type="float">
            <text:p><text:s text:c="3"/>10,1 </text:p>
          </table:table-cell>
          <table:table-cell table:style-name="ce12" office:value-type="float" office:value="12.4684837848481" calcext:value-type="float">
            <text:p><text:s text:c="3"/>12,5 </text:p>
          </table:table-cell>
          <table:table-cell table:style-name="ce12" office:value-type="float" office:value="15.1317350613969" calcext:value-type="float">
            <text:p><text:s text:c="3"/>15,1 </text:p>
          </table:table-cell>
          <table:table-cell table:style-name="ce12" office:value-type="float" office:value="37.389850406079" calcext:value-type="float">
            <text:p><text:s text:c="3"/>37,4 </text:p>
          </table:table-cell>
          <table:table-cell table:style-name="ce12" office:value-type="float" office:value="5.69700579365902" calcext:value-type="float">
            <text:p><text:s text:c="3"/>5,7 </text:p>
          </table:table-cell>
          <table:table-cell table:style-name="ce12" office:value-type="float" office:value="13.1974629013361" calcext:value-type="float">
            <text:p><text:s text:c="3"/>13,2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2" office:value-type="float" office:value="11.6089045889631" calcext:value-type="float">
            <text:p><text:s text:c="3"/>11,6 </text:p>
          </table:table-cell>
          <table:table-cell table:style-name="ce12" office:value-type="float" office:value="88.3910954110376" calcext:value-type="float">
            <text:p><text:s text:c="3"/>88,4 </text:p>
          </table:table-cell>
          <table:table-cell table:style-name="ce12" office:value-type="float" office:value="76.7064224748898" calcext:value-type="float">
            <text:p><text:s text:c="3"/>76,7 </text:p>
          </table:table-cell>
          <table:table-cell table:style-name="ce12" office:value-type="float" office:value="43.0362477224426" calcext:value-type="float">
            <text:p><text:s text:c="3"/>43,0 </text:p>
          </table:table-cell>
          <table:table-cell table:style-name="ce12" office:value-type="float" office:value="7.95726840517873" calcext:value-type="float">
            <text:p><text:s text:c="3"/>8,0 </text:p>
          </table:table-cell>
          <table:table-cell table:style-name="ce12" office:value-type="float" office:value="13.9613883835076" calcext:value-type="float">
            <text:p><text:s text:c="3"/>14,0 </text:p>
          </table:table-cell>
          <table:table-cell table:style-name="ce12" office:value-type="float" office:value="11.0571104602279" calcext:value-type="float">
            <text:p><text:s text:c="3"/>11,1 </text:p>
          </table:table-cell>
          <table:table-cell table:style-name="ce12" office:value-type="float" office:value="31.0714831361072" calcext:value-type="float">
            <text:p><text:s text:c="3"/>31,1 </text:p>
          </table:table-cell>
          <table:table-cell table:style-name="ce12" office:value-type="float" office:value="4.27919865970355" calcext:value-type="float">
            <text:p><text:s text:c="3"/>4,3 </text:p>
          </table:table-cell>
          <table:table-cell table:style-name="ce12" office:value-type="float" office:value="11.9308807579429" calcext:value-type="float">
            <text:p><text:s text:c="3"/>11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2" office:value-type="float" office:value="15.1560298018283" calcext:value-type="float">
            <text:p><text:s text:c="3"/>15,2 </text:p>
          </table:table-cell>
          <table:table-cell table:style-name="ce12" office:value-type="float" office:value="84.843970198171" calcext:value-type="float">
            <text:p><text:s text:c="3"/>84,8 </text:p>
          </table:table-cell>
          <table:table-cell table:style-name="ce12" office:value-type="float" office:value="70.9422801988387" calcext:value-type="float">
            <text:p><text:s text:c="3"/>70,9 </text:p>
          </table:table-cell>
          <table:table-cell table:style-name="ce12" office:value-type="float" office:value="40.2993692740222" calcext:value-type="float">
            <text:p><text:s text:c="3"/>40,3 </text:p>
          </table:table-cell>
          <table:table-cell table:style-name="ce12" office:value-type="float" office:value="9.00679695152292" calcext:value-type="float">
            <text:p><text:s text:c="3"/>9,0 </text:p>
          </table:table-cell>
          <table:table-cell table:style-name="ce12" office:value-type="float" office:value="14.1934964331718" calcext:value-type="float">
            <text:p><text:s text:c="3"/>14,2 </text:p>
          </table:table-cell>
          <table:table-cell table:style-name="ce12" office:value-type="float" office:value="15.1349471147504" calcext:value-type="float">
            <text:p><text:s text:c="3"/>15,1 </text:p>
          </table:table-cell>
          <table:table-cell table:style-name="ce12" office:value-type="float" office:value="33.4891254017379" calcext:value-type="float">
            <text:p><text:s text:c="3"/>33,5 </text:p>
          </table:table-cell>
          <table:table-cell table:style-name="ce12" office:value-type="float" office:value="4.9159757348881" calcext:value-type="float">
            <text:p><text:s text:c="3"/>4,9 </text:p>
          </table:table-cell>
          <table:table-cell table:style-name="ce12" office:value-type="float" office:value="12.0180088910681" calcext:value-type="float">
            <text:p><text:s text:c="3"/>12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Bahia</text:p>
          </table:table-cell>
          <table:table-cell table:style-name="ce12" office:value-type="float" office:value="12.5442774697764" calcext:value-type="float">
            <text:p><text:s text:c="3"/>12,5 </text:p>
          </table:table-cell>
          <table:table-cell table:style-name="ce12" office:value-type="float" office:value="87.4557225302238" calcext:value-type="float">
            <text:p><text:s text:c="3"/>87,5 </text:p>
          </table:table-cell>
          <table:table-cell table:style-name="ce12" office:value-type="float" office:value="75.8112088441748" calcext:value-type="float">
            <text:p><text:s text:c="3"/>75,8 </text:p>
          </table:table-cell>
          <table:table-cell table:style-name="ce12" office:value-type="float" office:value="42.9280585680454" calcext:value-type="float">
            <text:p><text:s text:c="3"/>42,9 </text:p>
          </table:table-cell>
          <table:table-cell table:style-name="ce12" office:value-type="float" office:value="7.4008461629104" calcext:value-type="float">
            <text:p><text:s text:c="3"/>7,4 </text:p>
          </table:table-cell>
          <table:table-cell table:style-name="ce12" office:value-type="float" office:value="13.6316110365192" calcext:value-type="float">
            <text:p><text:s text:c="3"/>13,6 </text:p>
          </table:table-cell>
          <table:table-cell table:style-name="ce12" office:value-type="float" office:value="14.4489347441295" calcext:value-type="float">
            <text:p><text:s text:c="3"/>14,4 </text:p>
          </table:table-cell>
          <table:table-cell table:style-name="ce12" office:value-type="float" office:value="32.5447999473791" calcext:value-type="float">
            <text:p><text:s text:c="3"/>32,5 </text:p>
          </table:table-cell>
          <table:table-cell table:style-name="ce12" office:value-type="float" office:value="2.33901024878528" calcext:value-type="float">
            <text:p><text:s text:c="3"/>2,3 </text:p>
          </table:table-cell>
          <table:table-cell table:style-name="ce12" office:value-type="float" office:value="10.8955304480562" calcext:value-type="float">
            <text:p><text:s text:c="3"/>10,9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1" office:value-type="float" office:value="9.67509426877749" calcext:value-type="float">
            <text:p><text:s text:c="3"/>9,7 </text:p>
          </table:table-cell>
          <table:table-cell table:style-name="ce11" office:value-type="float" office:value="90.3249057312226" calcext:value-type="float">
            <text:p><text:s text:c="3"/>90,3 </text:p>
          </table:table-cell>
          <table:table-cell table:style-name="ce11" office:value-type="float" office:value="61.8703323528672" calcext:value-type="float">
            <text:p><text:s text:c="3"/>61,9 </text:p>
          </table:table-cell>
          <table:table-cell table:style-name="ce11" office:value-type="float" office:value="25.3429949745471" calcext:value-type="float">
            <text:p><text:s text:c="3"/>25,3 </text:p>
          </table:table-cell>
          <table:table-cell table:style-name="ce11" office:value-type="float" office:value="11.5514012411028" calcext:value-type="float">
            <text:p><text:s text:c="3"/>11,6 </text:p>
          </table:table-cell>
          <table:table-cell table:style-name="ce11" office:value-type="float" office:value="14.5146735277757" calcext:value-type="float">
            <text:p><text:s text:c="3"/>14,5 </text:p>
          </table:table-cell>
          <table:table-cell table:style-name="ce11" office:value-type="float" office:value="20.216326856184" calcext:value-type="float">
            <text:p><text:s text:c="3"/>20,2 </text:p>
          </table:table-cell>
          <table:table-cell table:style-name="ce11" office:value-type="float" office:value="39.8661286841294" calcext:value-type="float">
            <text:p><text:s text:c="3"/>39,9 </text:p>
          </table:table-cell>
          <table:table-cell table:style-name="ce11" office:value-type="float" office:value="6.36193954984609" calcext:value-type="float">
            <text:p><text:s text:c="3"/>6,4 </text:p>
          </table:table-cell>
          <table:table-cell table:style-name="ce11" office:value-type="float" office:value="20.2762028135475" calcext:value-type="float">
            <text:p><text:s text:c="3"/>20,3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2" office:value-type="float" office:value="11.5029424116631" calcext:value-type="float">
            <text:p><text:s text:c="3"/>11,5 </text:p>
          </table:table-cell>
          <table:table-cell table:style-name="ce12" office:value-type="float" office:value="88.4970575883374" calcext:value-type="float">
            <text:p><text:s text:c="3"/>88,5 </text:p>
          </table:table-cell>
          <table:table-cell table:style-name="ce12" office:value-type="float" office:value="71.6031793695027" calcext:value-type="float">
            <text:p><text:s text:c="3"/>71,6 </text:p>
          </table:table-cell>
          <table:table-cell table:style-name="ce12" office:value-type="float" office:value="32.952180687859" calcext:value-type="float">
            <text:p><text:s text:c="3"/>33,0 </text:p>
          </table:table-cell>
          <table:table-cell table:style-name="ce12" office:value-type="float" office:value="8.62271795444717" calcext:value-type="float">
            <text:p><text:s text:c="3"/>8,6 </text:p>
          </table:table-cell>
          <table:table-cell table:style-name="ce12" office:value-type="float" office:value="15.5017988330589" calcext:value-type="float">
            <text:p><text:s text:c="3"/>15,5 </text:p>
          </table:table-cell>
          <table:table-cell table:style-name="ce12" office:value-type="float" office:value="15.5053808805862" calcext:value-type="float">
            <text:p><text:s text:c="3"/>15,5 </text:p>
          </table:table-cell>
          <table:table-cell table:style-name="ce12" office:value-type="float" office:value="36.1896072243924" calcext:value-type="float">
            <text:p><text:s text:c="3"/>36,2 </text:p>
          </table:table-cell>
          <table:table-cell table:style-name="ce12" office:value-type="float" office:value="4.26872179546395" calcext:value-type="float">
            <text:p><text:s text:c="3"/>4,3 </text:p>
          </table:table-cell>
          <table:table-cell table:style-name="ce12" office:value-type="float" office:value="15.3564132546891" calcext:value-type="float">
            <text:p><text:s text:c="3"/>15,4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2" office:value-type="float" office:value="9.97324238962816" calcext:value-type="float">
            <text:p><text:s text:c="3"/>10,0 </text:p>
          </table:table-cell>
          <table:table-cell table:style-name="ce12" office:value-type="float" office:value="90.0267576103712" calcext:value-type="float">
            <text:p><text:s text:c="3"/>90,0 </text:p>
          </table:table-cell>
          <table:table-cell table:style-name="ce12" office:value-type="float" office:value="68.5246104411005" calcext:value-type="float">
            <text:p><text:s text:c="3"/>68,5 </text:p>
          </table:table-cell>
          <table:table-cell table:style-name="ce12" office:value-type="float" office:value="30.699923846832" calcext:value-type="float">
            <text:p><text:s text:c="3"/>30,7 </text:p>
          </table:table-cell>
          <table:table-cell table:style-name="ce12" office:value-type="float" office:value="13.5059581738525" calcext:value-type="float">
            <text:p><text:s text:c="3"/>13,5 </text:p>
          </table:table-cell>
          <table:table-cell table:style-name="ce12" office:value-type="float" office:value="14.023901764377" calcext:value-type="float">
            <text:p><text:s text:c="3"/>14,0 </text:p>
          </table:table-cell>
          <table:table-cell table:style-name="ce12" office:value-type="float" office:value="14.0008913042787" calcext:value-type="float">
            <text:p><text:s text:c="3"/>14,0 </text:p>
          </table:table-cell>
          <table:table-cell table:style-name="ce12" office:value-type="float" office:value="39.1113542187751" calcext:value-type="float">
            <text:p><text:s text:c="3"/>39,1 </text:p>
          </table:table-cell>
          <table:table-cell table:style-name="ce12" office:value-type="float" office:value="3.96854008076853" calcext:value-type="float">
            <text:p><text:s text:c="3"/>4,0 </text:p>
          </table:table-cell>
          <table:table-cell table:style-name="ce12" office:value-type="float" office:value="16.1648201700153" calcext:value-type="float">
            <text:p><text:s text:c="3"/>16,2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2" office:value-type="float" office:value="9.52938158445925" calcext:value-type="float">
            <text:p><text:s text:c="3"/>9,5 </text:p>
          </table:table-cell>
          <table:table-cell table:style-name="ce12" office:value-type="float" office:value="90.4706184155407" calcext:value-type="float">
            <text:p><text:s text:c="3"/>90,5 </text:p>
          </table:table-cell>
          <table:table-cell table:style-name="ce12" office:value-type="float" office:value="53.2655783509713" calcext:value-type="float">
            <text:p><text:s text:c="3"/>53,3 </text:p>
          </table:table-cell>
          <table:table-cell table:style-name="ce12" office:value-type="float" office:value="22.5009714404575" calcext:value-type="float">
            <text:p><text:s text:c="3"/>22,5 </text:p>
          </table:table-cell>
          <table:table-cell table:style-name="ce12" office:value-type="float" office:value="13.1335284409271" calcext:value-type="float">
            <text:p><text:s text:c="3"/>13,1 </text:p>
          </table:table-cell>
          <table:table-cell table:style-name="ce12" office:value-type="float" office:value="15.2248959769395" calcext:value-type="float">
            <text:p><text:s text:c="3"/>15,2 </text:p>
          </table:table-cell>
          <table:table-cell table:style-name="ce12" office:value-type="float" office:value="26.2603339953015" calcext:value-type="float">
            <text:p><text:s text:c="3"/>26,3 </text:p>
          </table:table-cell>
          <table:table-cell table:style-name="ce12" office:value-type="float" office:value="42.0788812071811" calcext:value-type="float">
            <text:p><text:s text:c="3"/>42,1 </text:p>
          </table:table-cell>
          <table:table-cell table:style-name="ce12" office:value-type="float" office:value="7.34055921280013" calcext:value-type="float">
            <text:p><text:s text:c="3"/>7,3 </text:p>
          </table:table-cell>
          <table:table-cell table:style-name="ce12" office:value-type="float" office:value="20.1952513754218" calcext:value-type="float">
            <text:p><text:s text:c="3"/>20,2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2" office:value-type="float" office:value="8.85971034017359" calcext:value-type="float">
            <text:p><text:s text:c="3"/>8,9 </text:p>
          </table:table-cell>
          <table:table-cell table:style-name="ce12" office:value-type="float" office:value="91.1402896598264" calcext:value-type="float">
            <text:p><text:s text:c="3"/>91,1 </text:p>
          </table:table-cell>
          <table:table-cell table:style-name="ce12" office:value-type="float" office:value="58.9316097933" calcext:value-type="float">
            <text:p><text:s text:c="3"/>58,9 </text:p>
          </table:table-cell>
          <table:table-cell table:style-name="ce12" office:value-type="float" office:value="22.5558513524741" calcext:value-type="float">
            <text:p><text:s text:c="3"/>22,6 </text:p>
          </table:table-cell>
          <table:table-cell table:style-name="ce12" office:value-type="float" office:value="12.4734586058259" calcext:value-type="float">
            <text:p><text:s text:c="3"/>12,5 </text:p>
          </table:table-cell>
          <table:table-cell table:style-name="ce12" office:value-type="float" office:value="13.8421780991865" calcext:value-type="float">
            <text:p><text:s text:c="3"/>13,8 </text:p>
          </table:table-cell>
          <table:table-cell table:style-name="ce12" office:value-type="float" office:value="21.1502070814843" calcext:value-type="float">
            <text:p><text:s text:c="3"/>21,2 </text:p>
          </table:table-cell>
          <table:table-cell table:style-name="ce12" office:value-type="float" office:value="40.7404300611692" calcext:value-type="float">
            <text:p><text:s text:c="3"/>40,7 </text:p>
          </table:table-cell>
          <table:table-cell table:style-name="ce12" office:value-type="float" office:value="7.44472451939" calcext:value-type="float">
            <text:p><text:s text:c="3"/>7,4 </text:p>
          </table:table-cell>
          <table:table-cell table:style-name="ce12" office:value-type="float" office:value="22.8615404871699" calcext:value-type="float">
            <text:p><text:s text:c="3"/>22,9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1" office:value-type="float" office:value="9.50980215684728" calcext:value-type="float">
            <text:p><text:s text:c="3"/>9,5 </text:p>
          </table:table-cell>
          <table:table-cell table:style-name="ce11" office:value-type="float" office:value="90.490197843153" calcext:value-type="float">
            <text:p><text:s text:c="3"/>90,5 </text:p>
          </table:table-cell>
          <table:table-cell table:style-name="ce11" office:value-type="float" office:value="68.0925410839086" calcext:value-type="float">
            <text:p><text:s text:c="3"/>68,1 </text:p>
          </table:table-cell>
          <table:table-cell table:style-name="ce11" office:value-type="float" office:value="29.7743101424168" calcext:value-type="float">
            <text:p><text:s text:c="3"/>29,8 </text:p>
          </table:table-cell>
          <table:table-cell table:style-name="ce11" office:value-type="float" office:value="12.7976338638383" calcext:value-type="float">
            <text:p><text:s text:c="3"/>12,8 </text:p>
          </table:table-cell>
          <table:table-cell table:style-name="ce11" office:value-type="float" office:value="16.5055130073429" calcext:value-type="float">
            <text:p><text:s text:c="3"/>16,5 </text:p>
          </table:table-cell>
          <table:table-cell table:style-name="ce11" office:value-type="float" office:value="14.3833092109306" calcext:value-type="float">
            <text:p><text:s text:c="3"/>14,4 </text:p>
          </table:table-cell>
          <table:table-cell table:style-name="ce11" office:value-type="float" office:value="35.8424324176121" calcext:value-type="float">
            <text:p><text:s text:c="3"/>35,8 </text:p>
          </table:table-cell>
          <table:table-cell table:style-name="ce11" office:value-type="float" office:value="4.72651584132252" calcext:value-type="float">
            <text:p><text:s text:c="3"/>4,7 </text:p>
          </table:table-cell>
          <table:table-cell table:style-name="ce11" office:value-type="float" office:value="17.8777444326282" calcext:value-type="float">
            <text:p><text:s text:c="3"/>17,9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2" office:value-type="float" office:value="9.30201274557222" calcext:value-type="float">
            <text:p><text:s text:c="3"/>9,3 </text:p>
          </table:table-cell>
          <table:table-cell table:style-name="ce12" office:value-type="float" office:value="90.6979872544283" calcext:value-type="float">
            <text:p><text:s text:c="3"/>90,7 </text:p>
          </table:table-cell>
          <table:table-cell table:style-name="ce12" office:value-type="float" office:value="70.4411963725751" calcext:value-type="float">
            <text:p><text:s text:c="3"/>70,4 </text:p>
          </table:table-cell>
          <table:table-cell table:style-name="ce12" office:value-type="float" office:value="30.2520653789298" calcext:value-type="float">
            <text:p><text:s text:c="3"/>30,3 </text:p>
          </table:table-cell>
          <table:table-cell table:style-name="ce12" office:value-type="float" office:value="10.9414040248507" calcext:value-type="float">
            <text:p><text:s text:c="3"/>10,9 </text:p>
          </table:table-cell>
          <table:table-cell table:style-name="ce12" office:value-type="float" office:value="14.8903198355355" calcext:value-type="float">
            <text:p><text:s text:c="3"/>14,9 </text:p>
          </table:table-cell>
          <table:table-cell table:style-name="ce12" office:value-type="float" office:value="13.6391775987219" calcext:value-type="float">
            <text:p><text:s text:c="3"/>13,6 </text:p>
          </table:table-cell>
          <table:table-cell table:style-name="ce12" office:value-type="float" office:value="35.3129534834376" calcext:value-type="float">
            <text:p><text:s text:c="3"/>35,3 </text:p>
          </table:table-cell>
          <table:table-cell table:style-name="ce12" office:value-type="float" office:value="4.97822200385247" calcext:value-type="float">
            <text:p><text:s text:c="3"/>5,0 </text:p>
          </table:table-cell>
          <table:table-cell table:style-name="ce12" office:value-type="float" office:value="19.5446613020968" calcext:value-type="float">
            <text:p><text:s text:c="3"/>19,5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2" office:value-type="float" office:value="8.84832175663371" calcext:value-type="float">
            <text:p><text:s text:c="3"/>8,8 </text:p>
          </table:table-cell>
          <table:table-cell table:style-name="ce12" office:value-type="float" office:value="91.1516782433667" calcext:value-type="float">
            <text:p><text:s text:c="3"/>91,2 </text:p>
          </table:table-cell>
          <table:table-cell table:style-name="ce12" office:value-type="float" office:value="63.9550186175277" calcext:value-type="float">
            <text:p><text:s text:c="3"/>64,0 </text:p>
          </table:table-cell>
          <table:table-cell table:style-name="ce12" office:value-type="float" office:value="27.2152562436565" calcext:value-type="float">
            <text:p><text:s text:c="3"/>27,2 </text:p>
          </table:table-cell>
          <table:table-cell table:style-name="ce12" office:value-type="float" office:value="14.7070989623007" calcext:value-type="float">
            <text:p><text:s text:c="3"/>14,7 </text:p>
          </table:table-cell>
          <table:table-cell table:style-name="ce12" office:value-type="float" office:value="17.8715322342941" calcext:value-type="float">
            <text:p><text:s text:c="3"/>17,9 </text:p>
          </table:table-cell>
          <table:table-cell table:style-name="ce12" office:value-type="float" office:value="17.5060684699623" calcext:value-type="float">
            <text:p><text:s text:c="3"/>17,5 </text:p>
          </table:table-cell>
          <table:table-cell table:style-name="ce12" office:value-type="float" office:value="37.4425780768922" calcext:value-type="float">
            <text:p><text:s text:c="3"/>37,4 </text:p>
          </table:table-cell>
          <table:table-cell table:style-name="ce12" office:value-type="float" office:value="3.8318139502094" calcext:value-type="float">
            <text:p><text:s text:c="3"/>3,8 </text:p>
          </table:table-cell>
          <table:table-cell table:style-name="ce12" office:value-type="float" office:value="17.4706334451569" calcext:value-type="float">
            <text:p><text:s text:c="3"/>17,5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2" office:value-type="float" office:value="10.1323778788059" calcext:value-type="float">
            <text:p><text:s text:c="3"/>10,1 </text:p>
          </table:table-cell>
          <table:table-cell table:style-name="ce12" office:value-type="float" office:value="89.8676221211941" calcext:value-type="float">
            <text:p><text:s text:c="3"/>89,9 </text:p>
          </table:table-cell>
          <table:table-cell table:style-name="ce12" office:value-type="float" office:value="68.2508715953302" calcext:value-type="float">
            <text:p><text:s text:c="3"/>68,3 </text:p>
          </table:table-cell>
          <table:table-cell table:style-name="ce12" office:value-type="float" office:value="30.9389960787243" calcext:value-type="float">
            <text:p><text:s text:c="3"/>30,9 </text:p>
          </table:table-cell>
          <table:table-cell table:style-name="ce12" office:value-type="float" office:value="13.4230762931442" calcext:value-type="float">
            <text:p><text:s text:c="3"/>13,4 </text:p>
          </table:table-cell>
          <table:table-cell table:style-name="ce12" office:value-type="float" office:value="17.2361719529286" calcext:value-type="float">
            <text:p><text:s text:c="3"/>17,2 </text:p>
          </table:table-cell>
          <table:table-cell table:style-name="ce12" office:value-type="float" office:value="13.3336125324533" calcext:value-type="float">
            <text:p><text:s text:c="3"/>13,3 </text:p>
          </table:table-cell>
          <table:table-cell table:style-name="ce12" office:value-type="float" office:value="35.3435891354025" calcext:value-type="float">
            <text:p><text:s text:c="3"/>35,3 </text:p>
          </table:table-cell>
          <table:table-cell table:style-name="ce12" office:value-type="float" office:value="4.99243957907205" calcext:value-type="float">
            <text:p><text:s text:c="3"/>5,0 </text:p>
          </table:table-cell>
          <table:table-cell table:style-name="ce12" office:value-type="float" office:value="16.4812428329449" calcext:value-type="float">
            <text:p><text:s text:c="3"/>16,5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1" office:value-type="float" office:value="8.73204816920151" calcext:value-type="float">
            <text:p><text:s text:c="3"/>8,7 </text:p>
          </table:table-cell>
          <table:table-cell table:style-name="ce11" office:value-type="float" office:value="91.2679518307985" calcext:value-type="float">
            <text:p><text:s text:c="3"/>91,3 </text:p>
          </table:table-cell>
          <table:table-cell table:style-name="ce11" office:value-type="float" office:value="66.7952656420607" calcext:value-type="float">
            <text:p><text:s text:c="3"/>66,8 </text:p>
          </table:table-cell>
          <table:table-cell table:style-name="ce11" office:value-type="float" office:value="29.3140884112504" calcext:value-type="float">
            <text:p><text:s text:c="3"/>29,3 </text:p>
          </table:table-cell>
          <table:table-cell table:style-name="ce11" office:value-type="float" office:value="12.3368449530144" calcext:value-type="float">
            <text:p><text:s text:c="3"/>12,3 </text:p>
          </table:table-cell>
          <table:table-cell table:style-name="ce11" office:value-type="float" office:value="15.3243880056886" calcext:value-type="float">
            <text:p><text:s text:c="3"/>15,3 </text:p>
          </table:table-cell>
          <table:table-cell table:style-name="ce11" office:value-type="float" office:value="15.68677437712" calcext:value-type="float">
            <text:p><text:s text:c="3"/>15,7 </text:p>
          </table:table-cell>
          <table:table-cell table:style-name="ce11" office:value-type="float" office:value="35.8382724628483" calcext:value-type="float">
            <text:p><text:s text:c="3"/>35,8 </text:p>
          </table:table-cell>
          <table:table-cell table:style-name="ce11" office:value-type="float" office:value="5.18111502780487" calcext:value-type="float">
            <text:p><text:s text:c="3"/>5,2 </text:p>
          </table:table-cell>
          <table:table-cell table:style-name="ce11" office:value-type="float" office:value="19.5232511202127" calcext:value-type="float">
            <text:p><text:s text:c="3"/>19,5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2" office:value-type="float" office:value="9.19089065634393" calcext:value-type="float">
            <text:p><text:s text:c="3"/>9,2 </text:p>
          </table:table-cell>
          <table:table-cell table:style-name="ce12" office:value-type="float" office:value="90.8091093436566" calcext:value-type="float">
            <text:p><text:s text:c="3"/>90,8 </text:p>
          </table:table-cell>
          <table:table-cell table:style-name="ce12" office:value-type="float" office:value="69.3999198923203" calcext:value-type="float">
            <text:p><text:s text:c="3"/>69,4 </text:p>
          </table:table-cell>
          <table:table-cell table:style-name="ce12" office:value-type="float" office:value="32.0140962672472" calcext:value-type="float">
            <text:p><text:s text:c="3"/>32,0 </text:p>
          </table:table-cell>
          <table:table-cell table:style-name="ce12" office:value-type="float" office:value="15.4855045500141" calcext:value-type="float">
            <text:p><text:s text:c="3"/>15,5 </text:p>
          </table:table-cell>
          <table:table-cell table:style-name="ce12" office:value-type="float" office:value="15.7778536354242" calcext:value-type="float">
            <text:p><text:s text:c="3"/>15,8 </text:p>
          </table:table-cell>
          <table:table-cell table:style-name="ce12" office:value-type="float" office:value="9.40184400629354" calcext:value-type="float">
            <text:p><text:s text:c="3"/>9,4 </text:p>
          </table:table-cell>
          <table:table-cell table:style-name="ce12" office:value-type="float" office:value="33.8350171654749" calcext:value-type="float">
            <text:p><text:s text:c="3"/>33,8 </text:p>
          </table:table-cell>
          <table:table-cell table:style-name="ce12" office:value-type="float" office:value="5.71273155137199" calcext:value-type="float">
            <text:p><text:s text:c="3"/>5,7 </text:p>
          </table:table-cell>
          <table:table-cell table:style-name="ce12" office:value-type="float" office:value="18.3730329318552" calcext:value-type="float">
            <text:p><text:s text:c="3"/>18,4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2" office:value-type="float" office:value="7.09632476818225" calcext:value-type="float">
            <text:p><text:s text:c="3"/>7,1 </text:p>
          </table:table-cell>
          <table:table-cell table:style-name="ce12" office:value-type="float" office:value="92.9036752318179" calcext:value-type="float">
            <text:p><text:s text:c="3"/>92,9 </text:p>
          </table:table-cell>
          <table:table-cell table:style-name="ce12" office:value-type="float" office:value="63.8743036429242" calcext:value-type="float">
            <text:p><text:s text:c="3"/>63,9 </text:p>
          </table:table-cell>
          <table:table-cell table:style-name="ce12" office:value-type="float" office:value="32.7425619746536" calcext:value-type="float">
            <text:p><text:s text:c="3"/>32,7 </text:p>
          </table:table-cell>
          <table:table-cell table:style-name="ce12" office:value-type="float" office:value="12.5729316835723" calcext:value-type="float">
            <text:p><text:s text:c="3"/>12,6 </text:p>
          </table:table-cell>
          <table:table-cell table:style-name="ce12" office:value-type="float" office:value="16.7617670251904" calcext:value-type="float">
            <text:p><text:s text:c="3"/>16,8 </text:p>
          </table:table-cell>
          <table:table-cell table:style-name="ce12" office:value-type="float" office:value="20.0662916212516" calcext:value-type="float">
            <text:p><text:s text:c="3"/>20,1 </text:p>
          </table:table-cell>
          <table:table-cell table:style-name="ce12" office:value-type="float" office:value="33.7857381978475" calcext:value-type="float">
            <text:p><text:s text:c="3"/>33,8 </text:p>
          </table:table-cell>
          <table:table-cell table:style-name="ce12" office:value-type="float" office:value="3.48647305225186" calcext:value-type="float">
            <text:p><text:s text:c="3"/>3,5 </text:p>
          </table:table-cell>
          <table:table-cell table:style-name="ce12" office:value-type="float" office:value="16.7099328023088" calcext:value-type="float">
            <text:p><text:s text:c="3"/>16,7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Goiás</text:p>
          </table:table-cell>
          <table:table-cell table:style-name="ce12" office:value-type="float" office:value="10.4289291001227" calcext:value-type="float">
            <text:p><text:s text:c="3"/>10,4 </text:p>
          </table:table-cell>
          <table:table-cell table:style-name="ce12" office:value-type="float" office:value="89.5710708998774" calcext:value-type="float">
            <text:p><text:s text:c="3"/>89,6 </text:p>
          </table:table-cell>
          <table:table-cell table:style-name="ce12" office:value-type="float" office:value="71.8210989728131" calcext:value-type="float">
            <text:p><text:s text:c="3"/>71,8 </text:p>
          </table:table-cell>
          <table:table-cell table:style-name="ce12" office:value-type="float" office:value="32.6419529781696" calcext:value-type="float">
            <text:p><text:s text:c="3"/>32,6 </text:p>
          </table:table-cell>
          <table:table-cell table:style-name="ce12" office:value-type="float" office:value="10.2596357099092" calcext:value-type="float">
            <text:p><text:s text:c="3"/>10,3 </text:p>
          </table:table-cell>
          <table:table-cell table:style-name="ce12" office:value-type="float" office:value="16.4114368580913" calcext:value-type="float">
            <text:p><text:s text:c="3"/>16,4 </text:p>
          </table:table-cell>
          <table:table-cell table:style-name="ce12" office:value-type="float" office:value="13.4209576588309" calcext:value-type="float">
            <text:p><text:s text:c="3"/>13,4 </text:p>
          </table:table-cell>
          <table:table-cell table:style-name="ce12" office:value-type="float" office:value="36.0256367275634" calcext:value-type="float">
            <text:p><text:s text:c="3"/>36,0 </text:p>
          </table:table-cell>
          <table:table-cell table:style-name="ce12" office:value-type="float" office:value="4.49830765844678" calcext:value-type="float">
            <text:p><text:s text:c="3"/>4,5 </text:p>
          </table:table-cell>
          <table:table-cell table:style-name="ce12" office:value-type="float" office:value="14.9209734361752" calcext:value-type="float">
            <text:p><text:s text:c="3"/>14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2" office:value-type="float" office:value="6.26028007106895" calcext:value-type="float">
            <text:p><text:s text:c="3"/>6,3 </text:p>
          </table:table-cell>
          <table:table-cell table:style-name="ce12" office:value-type="float" office:value="93.7397199289301" calcext:value-type="float">
            <text:p><text:s text:c="3"/>93,7 </text:p>
          </table:table-cell>
          <table:table-cell table:style-name="ce12" office:value-type="float" office:value="48.0823341511725" calcext:value-type="float">
            <text:p><text:s text:c="3"/>48,1 </text:p>
          </table:table-cell>
          <table:table-cell table:style-name="ce12" office:value-type="float" office:value="16.1442010347355" calcext:value-type="float">
            <text:p><text:s text:c="3"/>16,1 </text:p>
          </table:table-cell>
          <table:table-cell table:style-name="ce12" office:value-type="float" office:value="15.9359518402534" calcext:value-type="float">
            <text:p><text:s text:c="3"/>15,9 </text:p>
          </table:table-cell>
          <table:table-cell table:style-name="ce12" office:value-type="float" office:value="11.0370950147946" calcext:value-type="float">
            <text:p><text:s text:c="3"/>11,0 </text:p>
          </table:table-cell>
          <table:table-cell table:style-name="ce12" office:value-type="float" office:value="26.7975377841999" calcext:value-type="float">
            <text:p><text:s text:c="3"/>26,8 </text:p>
          </table:table-cell>
          <table:table-cell table:style-name="ce12" office:value-type="float" office:value="39.3118144862891" calcext:value-type="float">
            <text:p><text:s text:c="3"/>39,3 </text:p>
          </table:table-cell>
          <table:table-cell table:style-name="ce12" office:value-type="float" office:value="9.18417622437426" calcext:value-type="float">
            <text:p><text:s text:c="3"/>9,2 </text:p>
          </table:table-cell>
          <table:table-cell table:style-name="ce12" office:value-type="float" office:value="33.5068894641802" calcext:value-type="float">
            <text:p><text:s text:c="3"/>33,5 </text:p>
          </table:table-cell>
          <table:table-cell table:style-name="ce16" table:number-columns-repeated="1013"/>
        </table:table-row>
        <table:table-row table:style-name="ro1">
          <table:table-cell table:style-name="ce6" table:number-columns-repeated="4"/>
          <table:table-cell table:number-columns-repeated="7"/>
          <table:table-cell table:style-name="ce16" table:number-columns-repeated="1013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0"/>
          <table:table-cell table:style-name="ce16"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10" table:default-cell-style-name="ce5"/>
        <table:table-column table:style-name="co2" table:number-columns-repeated="26" table:default-cell-style-name="ce15"/>
        <table:table-column table:style-name="co3" table:number-columns-repeated="220" table:default-cell-style-name="ce1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4 - Coeficientes de variação da distribuição de pessoas de 18 anos ou mais de idade com e sem deficiência, por nível de instrução, segundo as Grandes Regiões e as Unidades da Federação - Brasil - 2019</text:p>
          </table:table-cell>
          <table:covered-table-cell table:number-columns-repeated="10" table:style-name="ce1"/>
          <table:table-cell table:style-name="ce14" table:number-columns-repeated="1013"/>
        </table:table-row>
        <table:table-row table:style-name="ro1">
          <table:covered-table-cell table:number-columns-repeated="11" table:style-name="ce1"/>
          <table:table-cell table:style-name="ce14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, Unidades da Federação</text:p>
          </table:table-cell>
          <table:table-cell table:style-name="ce8" office:value-type="string" calcext:value-type="string" table:number-columns-spanned="10" table:number-rows-spanned="1">
            <text:p>Distribuição das pessoas de 18 anos ou mais de idade (%)</text:p>
          </table:table-cell>
          <table:covered-table-cell table:number-columns-repeated="8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3">
            <text:p>Total</text:p>
          </table:table-cell>
          <table:covered-table-cell table:style-name="ce9"/>
          <table:table-cell table:style-name="ce8" office:value-type="string" calcext:value-type="string" table:number-columns-spanned="8" table:number-rows-spanned="1">
            <text:p>Nível de instrução</text:p>
          </table:table-cell>
          <table:covered-table-cell table:number-columns-repeated="6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2" table:style-name="ce9"/>
          <table:table-cell table:style-name="ce9" office:value-type="string" calcext:value-type="string" table:number-columns-spanned="2" table:number-rows-spanned="2">
            <text:p>Sem instrução e fundamental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Fundamental completo e médio incomplet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Médio completo e superior incompleto</text:p>
          </table:table-cell>
          <table:covered-table-cell table:style-name="ce9"/>
          <table:table-cell table:style-name="ce8" office:value-type="string" calcext:value-type="string" table:number-columns-spanned="2" table:number-rows-spanned="2">
            <text:p>Superior completo</text:p>
          </table:table-cell>
          <table:covered-table-cell table:style-name="ce8"/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8" office:value-type="string" calcext:value-type="string" table:number-columns-spanned="1" table:number-rows-spanned="2">
            <text:p>Sem deficiência</text:p>
          </table:table-cell>
          <table:table-cell table:style-name="ce14" table:number-columns-repeated="1013"/>
        </table:table-row>
        <table:table-row table:style-name="ro1">
          <table:covered-table-cell table:style-name="ce2"/>
          <table:covered-table-cell table:number-columns-repeated="9" table:style-name="ce9"/>
          <table:covered-table-cell table:style-name="ce8"/>
          <table:table-cell table:style-name="ce14" table:number-columns-repeated="1013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0" office:value-type="float" office:value="1.32782493112763" calcext:value-type="float">
            <text:p><text:s text:c="3"/>1,3 </text:p>
          </table:table-cell>
          <table:table-cell table:style-name="ce11" office:value-type="float" office:value="0.152163143404198" calcext:value-type="float">
            <text:p><text:s text:c="3"/>0,2 </text:p>
          </table:table-cell>
          <table:table-cell table:style-name="ce11" office:value-type="float" office:value="0.827531054024321" calcext:value-type="float">
            <text:p><text:s text:c="3"/>0,8 </text:p>
          </table:table-cell>
          <table:table-cell table:style-name="ce11" office:value-type="float" office:value="0.857680872345733" calcext:value-type="float">
            <text:p><text:s text:c="3"/>0,9 </text:p>
          </table:table-cell>
          <table:table-cell table:style-name="ce11" office:value-type="float" office:value="3.06377645773644" calcext:value-type="float">
            <text:p><text:s text:c="3"/>3,1 </text:p>
          </table:table-cell>
          <table:table-cell table:style-name="ce11" office:value-type="float" office:value="1.15841261132902" calcext:value-type="float">
            <text:p><text:s text:c="3"/>1,2 </text:p>
          </table:table-cell>
          <table:table-cell table:style-name="ce11" office:value-type="float" office:value="2.62844615636687" calcext:value-type="float">
            <text:p><text:s text:c="3"/>2,6 </text:p>
          </table:table-cell>
          <table:table-cell table:style-name="ce11" office:value-type="float" office:value="0.659684728347118" calcext:value-type="float">
            <text:p><text:s text:c="3"/>0,7 </text:p>
          </table:table-cell>
          <table:table-cell table:style-name="ce11" office:value-type="float" office:value="5.01900157014535" calcext:value-type="float">
            <text:p><text:s text:c="3"/>5,0 </text:p>
          </table:table-cell>
          <table:table-cell table:style-name="ce11" office:value-type="float" office:value="1.90027382172586" calcext:value-type="float">
            <text:p><text:s text:c="3"/>1,9 </text:p>
          </table:table-cell>
          <table:table-cell table:style-name="ce14" table:number-columns-repeated="1013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1" office:value-type="float" office:value="2.76748153536332" calcext:value-type="float">
            <text:p><text:s text:c="3"/>2,8 </text:p>
          </table:table-cell>
          <table:table-cell table:style-name="ce13" office:value-type="float" office:value="0.309009596541472" calcext:value-type="float">
            <text:p><text:s text:c="3"/>0,3 </text:p>
          </table:table-cell>
          <table:table-cell table:style-name="ce13" office:value-type="float" office:value="1.51743119103257" calcext:value-type="float">
            <text:p><text:s text:c="3"/>1,5 </text:p>
          </table:table-cell>
          <table:table-cell table:style-name="ce11" office:value-type="float" office:value="1.62619591490926" calcext:value-type="float">
            <text:p><text:s text:c="3"/>1,6 </text:p>
          </table:table-cell>
          <table:table-cell table:style-name="ce11" office:value-type="float" office:value="6.62199279685159" calcext:value-type="float">
            <text:p><text:s text:c="3"/>6,6 </text:p>
          </table:table-cell>
          <table:table-cell table:style-name="ce11" office:value-type="float" office:value="2.02566947856658" calcext:value-type="float">
            <text:p><text:s text:c="3"/>2,0 </text:p>
          </table:table-cell>
          <table:table-cell table:style-name="ce11" office:value-type="float" office:value="5.64175160516108" calcext:value-type="float">
            <text:p><text:s text:c="3"/>5,6 </text:p>
          </table:table-cell>
          <table:table-cell table:style-name="ce11" office:value-type="float" office:value="1.30576644584171" calcext:value-type="float">
            <text:p><text:s text:c="3"/>1,3 </text:p>
          </table:table-cell>
          <table:table-cell table:style-name="ce11" office:value-type="float" office:value="10.2945933133649" calcext:value-type="float">
            <text:p><text:s text:c="3"/>10,3 </text:p>
          </table:table-cell>
          <table:table-cell table:style-name="ce11" office:value-type="float" office:value="3.45905481834371" calcext:value-type="float">
            <text:p><text:s text:c="3"/>3,5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2" office:value-type="float" office:value="6.11236516937463" calcext:value-type="float">
            <text:p><text:s text:c="3"/>6,1 </text:p>
          </table:table-cell>
          <table:table-cell table:style-name="ce12" office:value-type="float" office:value="0.71711459309354" calcext:value-type="float">
            <text:p><text:s text:c="3"/>0,7 </text:p>
          </table:table-cell>
          <table:table-cell table:style-name="ce12" office:value-type="float" office:value="3.03691957804706" calcext:value-type="float">
            <text:p><text:s text:c="3"/>3,0 </text:p>
          </table:table-cell>
          <table:table-cell table:style-name="ce12" office:value-type="float" office:value="3.11190387860269" calcext:value-type="float">
            <text:p><text:s text:c="3"/>3,1 </text:p>
          </table:table-cell>
          <table:table-cell table:style-name="ce12" office:value-type="float" office:value="16.3776684664536" calcext:value-type="float">
            <text:p><text:s text:c="3"/>16,4 </text:p>
          </table:table-cell>
          <table:table-cell table:style-name="ce12" office:value-type="float" office:value="4.85102309319006" calcext:value-type="float">
            <text:p><text:s text:c="3"/>4,9 </text:p>
          </table:table-cell>
          <table:table-cell table:style-name="ce12" office:value-type="float" office:value="12.0062660517376" calcext:value-type="float">
            <text:p><text:s text:c="3"/>12,0 </text:p>
          </table:table-cell>
          <table:table-cell table:style-name="ce12" office:value-type="float" office:value="2.96744663842172" calcext:value-type="float">
            <text:p><text:s text:c="3"/>3,0 </text:p>
          </table:table-cell>
          <table:table-cell table:style-name="ce12" office:value-type="float" office:value="25.6846124560466" calcext:value-type="float">
            <text:p><text:s text:c="3"/>25,7 </text:p>
          </table:table-cell>
          <table:table-cell table:style-name="ce12" office:value-type="float" office:value="6.72885806083861" calcext:value-type="float">
            <text:p><text:s text:c="3"/>6,7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cre</text:p>
          </table:table-cell>
          <table:table-cell table:style-name="ce12" office:value-type="float" office:value="5.54251094671707" calcext:value-type="float">
            <text:p><text:s text:c="3"/>5,5 </text:p>
          </table:table-cell>
          <table:table-cell table:style-name="ce12" office:value-type="float" office:value="0.62165986304066" calcext:value-type="float">
            <text:p><text:s text:c="3"/>0,6 </text:p>
          </table:table-cell>
          <table:table-cell table:style-name="ce12" office:value-type="float" office:value="2.77731770303986" calcext:value-type="float">
            <text:p><text:s text:c="3"/>2,8 </text:p>
          </table:table-cell>
          <table:table-cell table:style-name="ce12" office:value-type="float" office:value="3.14536940858624" calcext:value-type="float">
            <text:p><text:s text:c="3"/>3,1 </text:p>
          </table:table-cell>
          <table:table-cell table:style-name="ce12" office:value-type="float" office:value="13.973277714644" calcext:value-type="float">
            <text:p><text:s text:c="3"/>14,0 </text:p>
          </table:table-cell>
          <table:table-cell table:style-name="ce12" office:value-type="float" office:value="4.46156588618148" calcext:value-type="float">
            <text:p><text:s text:c="3"/>4,5 </text:p>
          </table:table-cell>
          <table:table-cell table:style-name="ce12" office:value-type="float" office:value="12.1168592324317" calcext:value-type="float">
            <text:p><text:s text:c="3"/>12,1 </text:p>
          </table:table-cell>
          <table:table-cell table:style-name="ce12" office:value-type="float" office:value="2.69214789729519" calcext:value-type="float">
            <text:p><text:s text:c="3"/>2,7 </text:p>
          </table:table-cell>
          <table:table-cell table:style-name="ce12" office:value-type="float" office:value="17.3505081894497" calcext:value-type="float">
            <text:p><text:s text:c="3"/>17,4 </text:p>
          </table:table-cell>
          <table:table-cell table:style-name="ce12" office:value-type="float" office:value="6.02933327105835" calcext:value-type="float">
            <text:p><text:s text:c="3"/>6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2" office:value-type="float" office:value="6.47478365688508" calcext:value-type="float">
            <text:p><text:s text:c="3"/>6,5 </text:p>
          </table:table-cell>
          <table:table-cell table:style-name="ce12" office:value-type="float" office:value="0.5730143163196" calcext:value-type="float">
            <text:p><text:s text:c="3"/>0,6 </text:p>
          </table:table-cell>
          <table:table-cell table:style-name="ce12" office:value-type="float" office:value="4.15297685230752" calcext:value-type="float">
            <text:p><text:s text:c="3"/>4,2 </text:p>
          </table:table-cell>
          <table:table-cell table:style-name="ce12" office:value-type="float" office:value="3.301397434006" calcext:value-type="float">
            <text:p><text:s text:c="3"/>3,3 </text:p>
          </table:table-cell>
          <table:table-cell table:style-name="ce12" office:value-type="float" office:value="12.8079019332973" calcext:value-type="float">
            <text:p><text:s text:c="3"/>12,8 </text:p>
          </table:table-cell>
          <table:table-cell table:style-name="ce12" office:value-type="float" office:value="4.34290849697954" calcext:value-type="float">
            <text:p><text:s text:c="3"/>4,3 </text:p>
          </table:table-cell>
          <table:table-cell table:style-name="ce12" office:value-type="float" office:value="8.3258370404732" calcext:value-type="float">
            <text:p><text:s text:c="3"/>8,3 </text:p>
          </table:table-cell>
          <table:table-cell table:style-name="ce12" office:value-type="float" office:value="2.19777748590862" calcext:value-type="float">
            <text:p><text:s text:c="3"/>2,2 </text:p>
          </table:table-cell>
          <table:table-cell table:style-name="ce12" office:value-type="float" office:value="24.1791806270944" calcext:value-type="float">
            <text:p><text:s text:c="3"/>24,2 </text:p>
          </table:table-cell>
          <table:table-cell table:style-name="ce12" office:value-type="float" office:value="7.31441857458418" calcext:value-type="float">
            <text:p><text:s text:c="3"/>7,3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2" office:value-type="float" office:value="6.43957413415576" calcext:value-type="float">
            <text:p><text:s text:c="3"/>6,4 </text:p>
          </table:table-cell>
          <table:table-cell table:style-name="ce12" office:value-type="float" office:value="0.525371758601815" calcext:value-type="float">
            <text:p><text:s text:c="3"/>0,5 </text:p>
          </table:table-cell>
          <table:table-cell table:style-name="ce12" office:value-type="float" office:value="4.95043341098192" calcext:value-type="float">
            <text:p><text:s text:c="3"/>5,0 </text:p>
          </table:table-cell>
          <table:table-cell table:style-name="ce12" office:value-type="float" office:value="4.85070007004158" calcext:value-type="float">
            <text:p><text:s text:c="3"/>4,9 </text:p>
          </table:table-cell>
          <table:table-cell table:style-name="ce12" office:value-type="float" office:value="14.4955000762018" calcext:value-type="float">
            <text:p><text:s text:c="3"/>14,5 </text:p>
          </table:table-cell>
          <table:table-cell table:style-name="ce12" office:value-type="float" office:value="5.51339805662212" calcext:value-type="float">
            <text:p><text:s text:c="3"/>5,5 </text:p>
          </table:table-cell>
          <table:table-cell table:style-name="ce12" office:value-type="float" office:value="11.0379502075927" calcext:value-type="float">
            <text:p><text:s text:c="3"/>11,0 </text:p>
          </table:table-cell>
          <table:table-cell table:style-name="ce12" office:value-type="float" office:value="2.41372946962627" calcext:value-type="float">
            <text:p><text:s text:c="3"/>2,4 </text:p>
          </table:table-cell>
          <table:table-cell table:style-name="ce12" office:value-type="float" office:value="22.0961242578576" calcext:value-type="float">
            <text:p><text:s text:c="3"/>22,1 </text:p>
          </table:table-cell>
          <table:table-cell table:style-name="ce12" office:value-type="float" office:value="8.86107367146901" calcext:value-type="float">
            <text:p><text:s text:c="3"/>8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ará</text:p>
          </table:table-cell>
          <table:table-cell table:style-name="ce12" office:value-type="float" office:value="4.59911282127657" calcext:value-type="float">
            <text:p><text:s text:c="3"/>4,6 </text:p>
          </table:table-cell>
          <table:table-cell table:style-name="ce12" office:value-type="float" office:value="0.547636785206259" calcext:value-type="float">
            <text:p><text:s text:c="3"/>0,5 </text:p>
          </table:table-cell>
          <table:table-cell table:style-name="ce12" office:value-type="float" office:value="2.30572639550689" calcext:value-type="float">
            <text:p><text:s text:c="3"/>2,3 </text:p>
          </table:table-cell>
          <table:table-cell table:style-name="ce12" office:value-type="float" office:value="2.7613925832035" calcext:value-type="float">
            <text:p><text:s text:c="3"/>2,8 </text:p>
          </table:table-cell>
          <table:table-cell table:style-name="ce12" office:value-type="float" office:value="10.7750205499712" calcext:value-type="float">
            <text:p><text:s text:c="3"/>10,8 </text:p>
          </table:table-cell>
          <table:table-cell table:style-name="ce12" office:value-type="float" office:value="3.22827059051723" calcext:value-type="float">
            <text:p><text:s text:c="3"/>3,2 </text:p>
          </table:table-cell>
          <table:table-cell table:style-name="ce12" office:value-type="float" office:value="12.3964173769763" calcext:value-type="float">
            <text:p><text:s text:c="3"/>12,4 </text:p>
          </table:table-cell>
          <table:table-cell table:style-name="ce12" office:value-type="float" office:value="2.47111410862833" calcext:value-type="float">
            <text:p><text:s text:c="3"/>2,5 </text:p>
          </table:table-cell>
          <table:table-cell table:style-name="ce12" office:value-type="float" office:value="22.5240987847166" calcext:value-type="float">
            <text:p><text:s text:c="3"/>22,5 </text:p>
          </table:table-cell>
          <table:table-cell table:style-name="ce12" office:value-type="float" office:value="6.95597303376657" calcext:value-type="float">
            <text:p><text:s text:c="3"/>7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mapá</text:p>
          </table:table-cell>
          <table:table-cell table:style-name="ce12" office:value-type="float" office:value="7.34554505479957" calcext:value-type="float">
            <text:p><text:s text:c="3"/>7,3 </text:p>
          </table:table-cell>
          <table:table-cell table:style-name="ce12" office:value-type="float" office:value="0.752125919197576" calcext:value-type="float">
            <text:p><text:s text:c="3"/>0,8 </text:p>
          </table:table-cell>
          <table:table-cell table:style-name="ce12" office:value-type="float" office:value="4.34375744886596" calcext:value-type="float">
            <text:p><text:s text:c="3"/>4,3 </text:p>
          </table:table-cell>
          <table:table-cell table:style-name="ce12" office:value-type="float" office:value="4.99959069273324" calcext:value-type="float">
            <text:p><text:s text:c="3"/>5,0 </text:p>
          </table:table-cell>
          <table:table-cell table:style-name="ce12" office:value-type="float" office:value="16.7097637369507" calcext:value-type="float">
            <text:p><text:s text:c="3"/>16,7 </text:p>
          </table:table-cell>
          <table:table-cell table:style-name="ce12" office:value-type="float" office:value="6.11471631868404" calcext:value-type="float">
            <text:p><text:s text:c="3"/>6,1 </text:p>
          </table:table-cell>
          <table:table-cell table:style-name="ce12" office:value-type="float" office:value="15.9180811652797" calcext:value-type="float">
            <text:p><text:s text:c="3"/>15,9 </text:p>
          </table:table-cell>
          <table:table-cell table:style-name="ce12" office:value-type="float" office:value="3.60566063694966" calcext:value-type="float">
            <text:p><text:s text:c="3"/>3,6 </text:p>
          </table:table-cell>
          <table:table-cell table:style-name="ce12" office:value-type="float" office:value="24.302806209692" calcext:value-type="float">
            <text:p><text:s text:c="3"/>24,3 </text:p>
          </table:table-cell>
          <table:table-cell table:style-name="ce12" office:value-type="float" office:value="7.45476974730263" calcext:value-type="float">
            <text:p><text:s text:c="3"/>7,5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2" office:value-type="float" office:value="6.10289380092113" calcext:value-type="float">
            <text:p><text:s text:c="3"/>6,1 </text:p>
          </table:table-cell>
          <table:table-cell table:style-name="ce12" office:value-type="float" office:value="0.837309121470449" calcext:value-type="float">
            <text:p><text:s text:c="3"/>0,8 </text:p>
          </table:table-cell>
          <table:table-cell table:style-name="ce12" office:value-type="float" office:value="3.41579552692052" calcext:value-type="float">
            <text:p><text:s text:c="3"/>3,4 </text:p>
          </table:table-cell>
          <table:table-cell table:style-name="ce12" office:value-type="float" office:value="3.85587194373587" calcext:value-type="float">
            <text:p><text:s text:c="3"/>3,9 </text:p>
          </table:table-cell>
          <table:table-cell table:style-name="ce12" office:value-type="float" office:value="15.5873918492036" calcext:value-type="float">
            <text:p><text:s text:c="3"/>15,6 </text:p>
          </table:table-cell>
          <table:table-cell table:style-name="ce12" office:value-type="float" office:value="5.90364760787278" calcext:value-type="float">
            <text:p><text:s text:c="3"/>5,9 </text:p>
          </table:table-cell>
          <table:table-cell table:style-name="ce12" office:value-type="float" office:value="12.1569377688002" calcext:value-type="float">
            <text:p><text:s text:c="3"/>12,2 </text:p>
          </table:table-cell>
          <table:table-cell table:style-name="ce12" office:value-type="float" office:value="3.124710448512" calcext:value-type="float">
            <text:p><text:s text:c="3"/>3,1 </text:p>
          </table:table-cell>
          <table:table-cell table:style-name="ce12" office:value-type="float" office:value="23.3854626043578" calcext:value-type="float">
            <text:p><text:s text:c="3"/>23,4 </text:p>
          </table:table-cell>
          <table:table-cell table:style-name="ce12" office:value-type="float" office:value="7.92020009462127" calcext:value-type="float">
            <text:p><text:s text:c="3"/>7,9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1" office:value-type="float" office:value="1.78813961291701" calcext:value-type="float">
            <text:p><text:s text:c="3"/>1,8 </text:p>
          </table:table-cell>
          <table:table-cell table:style-name="ce11" office:value-type="float" office:value="0.248906577219275" calcext:value-type="float">
            <text:p><text:s text:c="3"/>0,2 </text:p>
          </table:table-cell>
          <table:table-cell table:style-name="ce11" office:value-type="float" office:value="1.06250247787728" calcext:value-type="float">
            <text:p><text:s text:c="3"/>1,1 </text:p>
          </table:table-cell>
          <table:table-cell table:style-name="ce11" office:value-type="float" office:value="1.06982731337733" calcext:value-type="float">
            <text:p><text:s text:c="3"/>1,1 </text:p>
          </table:table-cell>
          <table:table-cell table:style-name="ce11" office:value-type="float" office:value="4.76662381309413" calcext:value-type="float">
            <text:p><text:s text:c="3"/>4,8 </text:p>
          </table:table-cell>
          <table:table-cell table:style-name="ce11" office:value-type="float" office:value="1.57116314707347" calcext:value-type="float">
            <text:p><text:s text:c="3"/>1,6 </text:p>
          </table:table-cell>
          <table:table-cell table:style-name="ce11" office:value-type="float" office:value="4.71101341981028" calcext:value-type="float">
            <text:p><text:s text:c="3"/>4,7 </text:p>
          </table:table-cell>
          <table:table-cell table:style-name="ce11" office:value-type="float" office:value="1.14800128917661" calcext:value-type="float">
            <text:p><text:s text:c="3"/>1,1 </text:p>
          </table:table-cell>
          <table:table-cell table:style-name="ce11" office:value-type="float" office:value="7.51413021764668" calcext:value-type="float">
            <text:p><text:s text:c="3"/>7,5 </text:p>
          </table:table-cell>
          <table:table-cell table:style-name="ce11" office:value-type="float" office:value="2.88095662271143" calcext:value-type="float">
            <text:p><text:s text:c="3"/>2,9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2" office:value-type="float" office:value="3.22961470155891" calcext:value-type="float">
            <text:p><text:s text:c="3"/>3,2 </text:p>
          </table:table-cell>
          <table:table-cell table:style-name="ce12" office:value-type="float" office:value="0.434139340910062" calcext:value-type="float">
            <text:p><text:s text:c="3"/>0,4 </text:p>
          </table:table-cell>
          <table:table-cell table:style-name="ce12" office:value-type="float" office:value="1.70946575136834" calcext:value-type="float">
            <text:p><text:s text:c="3"/>1,7 </text:p>
          </table:table-cell>
          <table:table-cell table:style-name="ce12" office:value-type="float" office:value="1.94148831263688" calcext:value-type="float">
            <text:p><text:s text:c="3"/>1,9 </text:p>
          </table:table-cell>
          <table:table-cell table:style-name="ce12" office:value-type="float" office:value="11.0676424029393" calcext:value-type="float">
            <text:p><text:s text:c="3"/>11,1 </text:p>
          </table:table-cell>
          <table:table-cell table:style-name="ce12" office:value-type="float" office:value="3.2450029298171" calcext:value-type="float">
            <text:p><text:s text:c="3"/>3,2 </text:p>
          </table:table-cell>
          <table:table-cell table:style-name="ce12" office:value-type="float" office:value="9.07402662302091" calcext:value-type="float">
            <text:p><text:s text:c="3"/>9,1 </text:p>
          </table:table-cell>
          <table:table-cell table:style-name="ce12" office:value-type="float" office:value="2.05102816607264" calcext:value-type="float">
            <text:p><text:s text:c="3"/>2,1 </text:p>
          </table:table-cell>
          <table:table-cell table:style-name="ce12" office:value-type="float" office:value="21.5069511679429" calcext:value-type="float">
            <text:p><text:s text:c="3"/>21,5 </text:p>
          </table:table-cell>
          <table:table-cell table:style-name="ce12" office:value-type="float" office:value="6.27225119142632" calcext:value-type="float">
            <text:p><text:s text:c="3"/>6,3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iauí</text:p>
          </table:table-cell>
          <table:table-cell table:style-name="ce12" office:value-type="float" office:value="5.02540822949155" calcext:value-type="float">
            <text:p><text:s text:c="3"/>5,0 </text:p>
          </table:table-cell>
          <table:table-cell table:style-name="ce12" office:value-type="float" office:value="0.689204309107915" calcext:value-type="float">
            <text:p><text:s text:c="3"/>0,7 </text:p>
          </table:table-cell>
          <table:table-cell table:style-name="ce12" office:value-type="float" office:value="2.93270807409817" calcext:value-type="float">
            <text:p><text:s text:c="3"/>2,9 </text:p>
          </table:table-cell>
          <table:table-cell table:style-name="ce12" office:value-type="float" office:value="3.01309920949345" calcext:value-type="float">
            <text:p><text:s text:c="3"/>3,0 </text:p>
          </table:table-cell>
          <table:table-cell table:style-name="ce12" office:value-type="float" office:value="13.4794360176161" calcext:value-type="float">
            <text:p><text:s text:c="3"/>13,5 </text:p>
          </table:table-cell>
          <table:table-cell table:style-name="ce12" office:value-type="float" office:value="4.18350502640306" calcext:value-type="float">
            <text:p><text:s text:c="3"/>4,2 </text:p>
          </table:table-cell>
          <table:table-cell table:style-name="ce12" office:value-type="float" office:value="13.1984197671188" calcext:value-type="float">
            <text:p><text:s text:c="3"/>13,2 </text:p>
          </table:table-cell>
          <table:table-cell table:style-name="ce12" office:value-type="float" office:value="2.63438120358865" calcext:value-type="float">
            <text:p><text:s text:c="3"/>2,6 </text:p>
          </table:table-cell>
          <table:table-cell table:style-name="ce12" office:value-type="float" office:value="19.7746510050375" calcext:value-type="float">
            <text:p><text:s text:c="3"/>19,8 </text:p>
          </table:table-cell>
          <table:table-cell table:style-name="ce12" office:value-type="float" office:value="8.58903675544019" calcext:value-type="float">
            <text:p><text:s text:c="3"/>8,6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Ceará</text:p>
          </table:table-cell>
          <table:table-cell table:style-name="ce12" office:value-type="float" office:value="3.18793847171499" calcext:value-type="float">
            <text:p><text:s text:c="3"/>3,2 </text:p>
          </table:table-cell>
          <table:table-cell table:style-name="ce12" office:value-type="float" office:value="0.478195819811277" calcext:value-type="float">
            <text:p><text:s text:c="3"/>0,5 </text:p>
          </table:table-cell>
          <table:table-cell table:style-name="ce12" office:value-type="float" office:value="1.98817670352153" calcext:value-type="float">
            <text:p><text:s text:c="3"/>2,0 </text:p>
          </table:table-cell>
          <table:table-cell table:style-name="ce12" office:value-type="float" office:value="2.1702797175568" calcext:value-type="float">
            <text:p><text:s text:c="3"/>2,2 </text:p>
          </table:table-cell>
          <table:table-cell table:style-name="ce12" office:value-type="float" office:value="9.44996117172965" calcext:value-type="float">
            <text:p><text:s text:c="3"/>9,4 </text:p>
          </table:table-cell>
          <table:table-cell table:style-name="ce12" office:value-type="float" office:value="3.2057429200136" calcext:value-type="float">
            <text:p><text:s text:c="3"/>3,2 </text:p>
          </table:table-cell>
          <table:table-cell table:style-name="ce12" office:value-type="float" office:value="7.65890231031797" calcext:value-type="float">
            <text:p><text:s text:c="3"/>7,7 </text:p>
          </table:table-cell>
          <table:table-cell table:style-name="ce12" office:value-type="float" office:value="2.10020335396037" calcext:value-type="float">
            <text:p><text:s text:c="3"/>2,1 </text:p>
          </table:table-cell>
          <table:table-cell table:style-name="ce12" office:value-type="float" office:value="15.7293306249548" calcext:value-type="float">
            <text:p><text:s text:c="3"/>15,7 </text:p>
          </table:table-cell>
          <table:table-cell table:style-name="ce12" office:value-type="float" office:value="6.06836963342708" calcext:value-type="float">
            <text:p><text:s text:c="3"/>6,1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2" office:value-type="float" office:value="5.65759815638162" calcext:value-type="float">
            <text:p><text:s text:c="3"/>5,7 </text:p>
          </table:table-cell>
          <table:table-cell table:style-name="ce12" office:value-type="float" office:value="0.670106617468472" calcext:value-type="float">
            <text:p><text:s text:c="3"/>0,7 </text:p>
          </table:table-cell>
          <table:table-cell table:style-name="ce12" office:value-type="float" office:value="3.21686551179261" calcext:value-type="float">
            <text:p><text:s text:c="3"/>3,2 </text:p>
          </table:table-cell>
          <table:table-cell table:style-name="ce12" office:value-type="float" office:value="3.19964796600047" calcext:value-type="float">
            <text:p><text:s text:c="3"/>3,2 </text:p>
          </table:table-cell>
          <table:table-cell table:style-name="ce12" office:value-type="float" office:value="14.0891363352225" calcext:value-type="float">
            <text:p><text:s text:c="3"/>14,1 </text:p>
          </table:table-cell>
          <table:table-cell table:style-name="ce12" office:value-type="float" office:value="4.2432086141637" calcext:value-type="float">
            <text:p><text:s text:c="3"/>4,2 </text:p>
          </table:table-cell>
          <table:table-cell table:style-name="ce12" office:value-type="float" office:value="14.7590989865681" calcext:value-type="float">
            <text:p><text:s text:c="3"/>14,8 </text:p>
          </table:table-cell>
          <table:table-cell table:style-name="ce12" office:value-type="float" office:value="3.01701086537234" calcext:value-type="float">
            <text:p><text:s text:c="3"/>3,0 </text:p>
          </table:table-cell>
          <table:table-cell table:style-name="ce12" office:value-type="float" office:value="29.5720460900694" calcext:value-type="float">
            <text:p><text:s text:c="3"/>29,6 </text:p>
          </table:table-cell>
          <table:table-cell table:style-name="ce12" office:value-type="float" office:value="8.0469490149287" calcext:value-type="float">
            <text:p><text:s text:c="3"/>8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2" office:value-type="float" office:value="4.19687209324949" calcext:value-type="float">
            <text:p><text:s text:c="3"/>4,2 </text:p>
          </table:table-cell>
          <table:table-cell table:style-name="ce12" office:value-type="float" office:value="0.631815782146824" calcext:value-type="float">
            <text:p><text:s text:c="3"/>0,6 </text:p>
          </table:table-cell>
          <table:table-cell table:style-name="ce12" office:value-type="float" office:value="2.61532350097856" calcext:value-type="float">
            <text:p><text:s text:c="3"/>2,6 </text:p>
          </table:table-cell>
          <table:table-cell table:style-name="ce12" office:value-type="float" office:value="3.09058392519135" calcext:value-type="float">
            <text:p><text:s text:c="3"/>3,1 </text:p>
          </table:table-cell>
          <table:table-cell table:style-name="ce12" office:value-type="float" office:value="13.1134818275644" calcext:value-type="float">
            <text:p><text:s text:c="3"/>13,1 </text:p>
          </table:table-cell>
          <table:table-cell table:style-name="ce12" office:value-type="float" office:value="5.07617424257468" calcext:value-type="float">
            <text:p><text:s text:c="3"/>5,1 </text:p>
          </table:table-cell>
          <table:table-cell table:style-name="ce12" office:value-type="float" office:value="11.2133014372067" calcext:value-type="float">
            <text:p><text:s text:c="3"/>11,2 </text:p>
          </table:table-cell>
          <table:table-cell table:style-name="ce12" office:value-type="float" office:value="3.19313720733753" calcext:value-type="float">
            <text:p><text:s text:c="3"/>3,2 </text:p>
          </table:table-cell>
          <table:table-cell table:style-name="ce12" office:value-type="float" office:value="17.9030884408086" calcext:value-type="float">
            <text:p><text:s text:c="3"/>17,9 </text:p>
          </table:table-cell>
          <table:table-cell table:style-name="ce12" office:value-type="float" office:value="8.99573527295563" calcext:value-type="float">
            <text:p><text:s text:c="3"/>9,0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2" office:value-type="float" office:value="4.94990029219977" calcext:value-type="float">
            <text:p><text:s text:c="3"/>4,9 </text:p>
          </table:table-cell>
          <table:table-cell table:style-name="ce12" office:value-type="float" office:value="0.609218159333038" calcext:value-type="float">
            <text:p><text:s text:c="3"/>0,6 </text:p>
          </table:table-cell>
          <table:table-cell table:style-name="ce12" office:value-type="float" office:value="2.59149801318542" calcext:value-type="float">
            <text:p><text:s text:c="3"/>2,6 </text:p>
          </table:table-cell>
          <table:table-cell table:style-name="ce12" office:value-type="float" office:value="2.9306204640125" calcext:value-type="float">
            <text:p><text:s text:c="3"/>2,9 </text:p>
          </table:table-cell>
          <table:table-cell table:style-name="ce12" office:value-type="float" office:value="11.951018430774" calcext:value-type="float">
            <text:p><text:s text:c="3"/>12,0 </text:p>
          </table:table-cell>
          <table:table-cell table:style-name="ce12" office:value-type="float" office:value="4.73328579461078" calcext:value-type="float">
            <text:p><text:s text:c="3"/>4,7 </text:p>
          </table:table-cell>
          <table:table-cell table:style-name="ce12" office:value-type="float" office:value="7.57024383434804" calcext:value-type="float">
            <text:p><text:s text:c="3"/>7,6 </text:p>
          </table:table-cell>
          <table:table-cell table:style-name="ce12" office:value-type="float" office:value="3.27280177236997" calcext:value-type="float">
            <text:p><text:s text:c="3"/>3,3 </text:p>
          </table:table-cell>
          <table:table-cell table:style-name="ce12" office:value-type="float" office:value="18.2289434002991" calcext:value-type="float">
            <text:p><text:s text:c="3"/>18,2 </text:p>
          </table:table-cell>
          <table:table-cell table:style-name="ce12" office:value-type="float" office:value="6.76245304554405" calcext:value-type="float">
            <text:p><text:s text:c="3"/>6,8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2" office:value-type="float" office:value="4.38241928356968" calcext:value-type="float">
            <text:p><text:s text:c="3"/>4,4 </text:p>
          </table:table-cell>
          <table:table-cell table:style-name="ce12" office:value-type="float" office:value="0.575568015026987" calcext:value-type="float">
            <text:p><text:s text:c="3"/>0,6 </text:p>
          </table:table-cell>
          <table:table-cell table:style-name="ce12" office:value-type="float" office:value="2.0440761074112" calcext:value-type="float">
            <text:p><text:s text:c="3"/>2,0 </text:p>
          </table:table-cell>
          <table:table-cell table:style-name="ce12" office:value-type="float" office:value="2.76261757953494" calcext:value-type="float">
            <text:p><text:s text:c="3"/>2,8 </text:p>
          </table:table-cell>
          <table:table-cell table:style-name="ce12" office:value-type="float" office:value="12.2791748067012" calcext:value-type="float">
            <text:p><text:s text:c="3"/>12,3 </text:p>
          </table:table-cell>
          <table:table-cell table:style-name="ce12" office:value-type="float" office:value="4.16673124280864" calcext:value-type="float">
            <text:p><text:s text:c="3"/>4,2 </text:p>
          </table:table-cell>
          <table:table-cell table:style-name="ce12" office:value-type="float" office:value="10.271101499153" calcext:value-type="float">
            <text:p><text:s text:c="3"/>10,3 </text:p>
          </table:table-cell>
          <table:table-cell table:style-name="ce12" office:value-type="float" office:value="3.14500966870091" calcext:value-type="float">
            <text:p><text:s text:c="3"/>3,1 </text:p>
          </table:table-cell>
          <table:table-cell table:style-name="ce12" office:value-type="float" office:value="19.2926712362112" calcext:value-type="float">
            <text:p><text:s text:c="3"/>19,3 </text:p>
          </table:table-cell>
          <table:table-cell table:style-name="ce12" office:value-type="float" office:value="7.78451502710257" calcext:value-type="float">
            <text:p><text:s text:c="3"/>7,8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2" office:value-type="float" office:value="5.8868141086045" calcext:value-type="float">
            <text:p><text:s text:c="3"/>5,9 </text:p>
          </table:table-cell>
          <table:table-cell table:style-name="ce12" office:value-type="float" office:value="1.0515859861277" calcext:value-type="float">
            <text:p><text:s text:c="3"/>1,1 </text:p>
          </table:table-cell>
          <table:table-cell table:style-name="ce12" office:value-type="float" office:value="2.74801007860382" calcext:value-type="float">
            <text:p><text:s text:c="3"/>2,7 </text:p>
          </table:table-cell>
          <table:table-cell table:style-name="ce12" office:value-type="float" office:value="3.01763742345664" calcext:value-type="float">
            <text:p><text:s text:c="3"/>3,0 </text:p>
          </table:table-cell>
          <table:table-cell table:style-name="ce12" office:value-type="float" office:value="12.5680939276531" calcext:value-type="float">
            <text:p><text:s text:c="3"/>12,6 </text:p>
          </table:table-cell>
          <table:table-cell table:style-name="ce12" office:value-type="float" office:value="4.01209717741336" calcext:value-type="float">
            <text:p><text:s text:c="3"/>4,0 </text:p>
          </table:table-cell>
          <table:table-cell table:style-name="ce12" office:value-type="float" office:value="9.89862028834254" calcext:value-type="float">
            <text:p><text:s text:c="3"/>9,9 </text:p>
          </table:table-cell>
          <table:table-cell table:style-name="ce12" office:value-type="float" office:value="2.71975907120041" calcext:value-type="float">
            <text:p><text:s text:c="3"/>2,7 </text:p>
          </table:table-cell>
          <table:table-cell table:style-name="ce12" office:value-type="float" office:value="18.5660221508619" calcext:value-type="float">
            <text:p><text:s text:c="3"/>18,6 </text:p>
          </table:table-cell>
          <table:table-cell table:style-name="ce12" office:value-type="float" office:value="7.86591768968031" calcext:value-type="float">
            <text:p><text:s text:c="3"/>7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Bahia</text:p>
          </table:table-cell>
          <table:table-cell table:style-name="ce12" office:value-type="float" office:value="4.89456006651124" calcext:value-type="float">
            <text:p><text:s text:c="3"/>4,9 </text:p>
          </table:table-cell>
          <table:table-cell table:style-name="ce12" office:value-type="float" office:value="0.702054911793627" calcext:value-type="float">
            <text:p><text:s text:c="3"/>0,7 </text:p>
          </table:table-cell>
          <table:table-cell table:style-name="ce12" office:value-type="float" office:value="3.01916554890142" calcext:value-type="float">
            <text:p><text:s text:c="3"/>3,0 </text:p>
          </table:table-cell>
          <table:table-cell table:style-name="ce12" office:value-type="float" office:value="2.76763730409722" calcext:value-type="float">
            <text:p><text:s text:c="3"/>2,8 </text:p>
          </table:table-cell>
          <table:table-cell table:style-name="ce12" office:value-type="float" office:value="13.6099124749039" calcext:value-type="float">
            <text:p><text:s text:c="3"/>13,6 </text:p>
          </table:table-cell>
          <table:table-cell table:style-name="ce12" office:value-type="float" office:value="4.08832457972716" calcext:value-type="float">
            <text:p><text:s text:c="3"/>4,1 </text:p>
          </table:table-cell>
          <table:table-cell table:style-name="ce12" office:value-type="float" office:value="13.8230851239341" calcext:value-type="float">
            <text:p><text:s text:c="3"/>13,8 </text:p>
          </table:table-cell>
          <table:table-cell table:style-name="ce12" office:value-type="float" office:value="3.05464918807411" calcext:value-type="float">
            <text:p><text:s text:c="3"/>3,1 </text:p>
          </table:table-cell>
          <table:table-cell table:style-name="ce12" office:value-type="float" office:value="23.460628173443" calcext:value-type="float">
            <text:p><text:s text:c="3"/>23,5 </text:p>
          </table:table-cell>
          <table:table-cell table:style-name="ce12" office:value-type="float" office:value="8.03811342704342" calcext:value-type="float">
            <text:p><text:s text:c="3"/>8,0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1" office:value-type="float" office:value="2.63467135334107" calcext:value-type="float">
            <text:p><text:s text:c="3"/>2,6 </text:p>
          </table:table-cell>
          <table:table-cell table:style-name="ce11" office:value-type="float" office:value="0.28221112996978" calcext:value-type="float">
            <text:p><text:s text:c="3"/>0,3 </text:p>
          </table:table-cell>
          <table:table-cell table:style-name="ce11" office:value-type="float" office:value="1.80593001738919" calcext:value-type="float">
            <text:p><text:s text:c="3"/>1,8 </text:p>
          </table:table-cell>
          <table:table-cell table:style-name="ce11" office:value-type="float" office:value="1.91116572154172" calcext:value-type="float">
            <text:p><text:s text:c="3"/>1,9 </text:p>
          </table:table-cell>
          <table:table-cell table:style-name="ce11" office:value-type="float" office:value="5.64225903453687" calcext:value-type="float">
            <text:p><text:s text:c="3"/>5,6 </text:p>
          </table:table-cell>
          <table:table-cell table:style-name="ce11" office:value-type="float" office:value="2.32439849410017" calcext:value-type="float">
            <text:p><text:s text:c="3"/>2,3 </text:p>
          </table:table-cell>
          <table:table-cell table:style-name="ce11" office:value-type="float" office:value="4.32519516607384" calcext:value-type="float">
            <text:p><text:s text:c="3"/>4,3 </text:p>
          </table:table-cell>
          <table:table-cell table:style-name="ce11" office:value-type="float" office:value="1.15764422178376" calcext:value-type="float">
            <text:p><text:s text:c="3"/>1,2 </text:p>
          </table:table-cell>
          <table:table-cell table:style-name="ce11" office:value-type="float" office:value="8.39395345079233" calcext:value-type="float">
            <text:p><text:s text:c="3"/>8,4 </text:p>
          </table:table-cell>
          <table:table-cell table:style-name="ce11" office:value-type="float" office:value="3.30866490669236" calcext:value-type="float">
            <text:p><text:s text:c="3"/>3,3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2" office:value-type="float" office:value="4.52482665505289" calcext:value-type="float">
            <text:p><text:s text:c="3"/>4,5 </text:p>
          </table:table-cell>
          <table:table-cell table:style-name="ce12" office:value-type="float" office:value="0.588141819109371" calcext:value-type="float">
            <text:p><text:s text:c="3"/>0,6 </text:p>
          </table:table-cell>
          <table:table-cell table:style-name="ce12" office:value-type="float" office:value="2.72544828545516" calcext:value-type="float">
            <text:p><text:s text:c="3"/>2,7 </text:p>
          </table:table-cell>
          <table:table-cell table:style-name="ce12" office:value-type="float" office:value="3.10226901855049" calcext:value-type="float">
            <text:p><text:s text:c="3"/>3,1 </text:p>
          </table:table-cell>
          <table:table-cell table:style-name="ce12" office:value-type="float" office:value="10.8772077756438" calcext:value-type="float">
            <text:p><text:s text:c="3"/>10,9 </text:p>
          </table:table-cell>
          <table:table-cell table:style-name="ce12" office:value-type="float" office:value="4.31855805467477" calcext:value-type="float">
            <text:p><text:s text:c="3"/>4,3 </text:p>
          </table:table-cell>
          <table:table-cell table:style-name="ce12" office:value-type="float" office:value="9.08924733763241" calcext:value-type="float">
            <text:p><text:s text:c="3"/>9,1 </text:p>
          </table:table-cell>
          <table:table-cell table:style-name="ce12" office:value-type="float" office:value="2.17873708384482" calcext:value-type="float">
            <text:p><text:s text:c="3"/>2,2 </text:p>
          </table:table-cell>
          <table:table-cell table:style-name="ce12" office:value-type="float" office:value="17.4421777383027" calcext:value-type="float">
            <text:p><text:s text:c="3"/>17,4 </text:p>
          </table:table-cell>
          <table:table-cell table:style-name="ce12" office:value-type="float" office:value="5.75436231098144" calcext:value-type="float">
            <text:p><text:s text:c="3"/>5,8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2" office:value-type="float" office:value="4.75568908546349" calcext:value-type="float">
            <text:p><text:s text:c="3"/>4,8 </text:p>
          </table:table-cell>
          <table:table-cell table:style-name="ce12" office:value-type="float" office:value="0.526839366850323" calcext:value-type="float">
            <text:p><text:s text:c="3"/>0,5 </text:p>
          </table:table-cell>
          <table:table-cell table:style-name="ce12" office:value-type="float" office:value="2.86400907939222" calcext:value-type="float">
            <text:p><text:s text:c="3"/>2,9 </text:p>
          </table:table-cell>
          <table:table-cell table:style-name="ce12" office:value-type="float" office:value="3.75560920929056" calcext:value-type="float">
            <text:p><text:s text:c="3"/>3,8 </text:p>
          </table:table-cell>
          <table:table-cell table:style-name="ce12" office:value-type="float" office:value="11.152530426071" calcext:value-type="float">
            <text:p><text:s text:c="3"/>11,2 </text:p>
          </table:table-cell>
          <table:table-cell table:style-name="ce12" office:value-type="float" office:value="4.35996680935574" calcext:value-type="float">
            <text:p><text:s text:c="3"/>4,4 </text:p>
          </table:table-cell>
          <table:table-cell table:style-name="ce12" office:value-type="float" office:value="11.1139402615805" calcext:value-type="float">
            <text:p><text:s text:c="3"/>11,1 </text:p>
          </table:table-cell>
          <table:table-cell table:style-name="ce12" office:value-type="float" office:value="2.27374362035452" calcext:value-type="float">
            <text:p><text:s text:c="3"/>2,3 </text:p>
          </table:table-cell>
          <table:table-cell table:style-name="ce12" office:value-type="float" office:value="20.4671905241002" calcext:value-type="float">
            <text:p><text:s text:c="3"/>20,5 </text:p>
          </table:table-cell>
          <table:table-cell table:style-name="ce12" office:value-type="float" office:value="5.55429017899941" calcext:value-type="float">
            <text:p><text:s text:c="3"/>5,6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2" office:value-type="float" office:value="4.05230440894222" calcext:value-type="float">
            <text:p><text:s text:c="3"/>4,1 </text:p>
          </table:table-cell>
          <table:table-cell table:style-name="ce12" office:value-type="float" office:value="0.426834210769181" calcext:value-type="float">
            <text:p><text:s text:c="3"/>0,4 </text:p>
          </table:table-cell>
          <table:table-cell table:style-name="ce12" office:value-type="float" office:value="3.31565530931369" calcext:value-type="float">
            <text:p><text:s text:c="3"/>3,3 </text:p>
          </table:table-cell>
          <table:table-cell table:style-name="ce12" office:value-type="float" office:value="3.07144463229404" calcext:value-type="float">
            <text:p><text:s text:c="3"/>3,1 </text:p>
          </table:table-cell>
          <table:table-cell table:style-name="ce12" office:value-type="float" office:value="8.31276633557612" calcext:value-type="float">
            <text:p><text:s text:c="3"/>8,3 </text:p>
          </table:table-cell>
          <table:table-cell table:style-name="ce12" office:value-type="float" office:value="3.5828116979619" calcext:value-type="float">
            <text:p><text:s text:c="3"/>3,6 </text:p>
          </table:table-cell>
          <table:table-cell table:style-name="ce12" office:value-type="float" office:value="5.77799966465317" calcext:value-type="float">
            <text:p><text:s text:c="3"/>5,8 </text:p>
          </table:table-cell>
          <table:table-cell table:style-name="ce12" office:value-type="float" office:value="1.76694960594549" calcext:value-type="float">
            <text:p><text:s text:c="3"/>1,8 </text:p>
          </table:table-cell>
          <table:table-cell table:style-name="ce12" office:value-type="float" office:value="11.6020689503347" calcext:value-type="float">
            <text:p><text:s text:c="3"/>11,6 </text:p>
          </table:table-cell>
          <table:table-cell table:style-name="ce12" office:value-type="float" office:value="4.34933779415632" calcext:value-type="float">
            <text:p><text:s text:c="3"/>4,3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2" office:value-type="float" office:value="4.51196042751917" calcext:value-type="float">
            <text:p><text:s text:c="3"/>4,5 </text:p>
          </table:table-cell>
          <table:table-cell table:style-name="ce12" office:value-type="float" office:value="0.438605830674307" calcext:value-type="float">
            <text:p><text:s text:c="3"/>0,4 </text:p>
          </table:table-cell>
          <table:table-cell table:style-name="ce12" office:value-type="float" office:value="3.13167315125219" calcext:value-type="float">
            <text:p><text:s text:c="3"/>3,1 </text:p>
          </table:table-cell>
          <table:table-cell table:style-name="ce12" office:value-type="float" office:value="3.35626131857365" calcext:value-type="float">
            <text:p><text:s text:c="3"/>3,4 </text:p>
          </table:table-cell>
          <table:table-cell table:style-name="ce12" office:value-type="float" office:value="9.21265618644936" calcext:value-type="float">
            <text:p><text:s text:c="3"/>9,2 </text:p>
          </table:table-cell>
          <table:table-cell table:style-name="ce12" office:value-type="float" office:value="3.82768551436073" calcext:value-type="float">
            <text:p><text:s text:c="3"/>3,8 </text:p>
          </table:table-cell>
          <table:table-cell table:style-name="ce12" office:value-type="float" office:value="7.01522456106941" calcext:value-type="float">
            <text:p><text:s text:c="3"/>7,0 </text:p>
          </table:table-cell>
          <table:table-cell table:style-name="ce12" office:value-type="float" office:value="1.85166221598337" calcext:value-type="float">
            <text:p><text:s text:c="3"/>1,9 </text:p>
          </table:table-cell>
          <table:table-cell table:style-name="ce12" office:value-type="float" office:value="13.0211828318" calcext:value-type="float">
            <text:p><text:s text:c="3"/>13,0 </text:p>
          </table:table-cell>
          <table:table-cell table:style-name="ce12" office:value-type="float" office:value="5.13529663618752" calcext:value-type="float">
            <text:p><text:s text:c="3"/>5,1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1" office:value-type="float" office:value="3.10637336742831" calcext:value-type="float">
            <text:p><text:s text:c="3"/>3,1 </text:p>
          </table:table-cell>
          <table:table-cell table:style-name="ce11" office:value-type="float" office:value="0.326455205686987" calcext:value-type="float">
            <text:p><text:s text:c="3"/>0,3 </text:p>
          </table:table-cell>
          <table:table-cell table:style-name="ce11" office:value-type="float" office:value="1.80868327535821" calcext:value-type="float">
            <text:p><text:s text:c="3"/>1,8 </text:p>
          </table:table-cell>
          <table:table-cell table:style-name="ce11" office:value-type="float" office:value="1.99244354568603" calcext:value-type="float">
            <text:p><text:s text:c="3"/>2,0 </text:p>
          </table:table-cell>
          <table:table-cell table:style-name="ce11" office:value-type="float" office:value="6.63678062300517" calcext:value-type="float">
            <text:p><text:s text:c="3"/>6,6 </text:p>
          </table:table-cell>
          <table:table-cell table:style-name="ce11" office:value-type="float" office:value="2.21111989012676" calcext:value-type="float">
            <text:p><text:s text:c="3"/>2,2 </text:p>
          </table:table-cell>
          <table:table-cell table:style-name="ce11" office:value-type="float" office:value="6.21172295408646" calcext:value-type="float">
            <text:p><text:s text:c="3"/>6,2 </text:p>
          </table:table-cell>
          <table:table-cell table:style-name="ce11" office:value-type="float" office:value="1.4344801663867" calcext:value-type="float">
            <text:p><text:s text:c="3"/>1,4 </text:p>
          </table:table-cell>
          <table:table-cell table:style-name="ce11" office:value-type="float" office:value="11.2612311668407" calcext:value-type="float">
            <text:p><text:s text:c="3"/>11,3 </text:p>
          </table:table-cell>
          <table:table-cell table:style-name="ce11" office:value-type="float" office:value="3.2260893043329" calcext:value-type="float">
            <text:p><text:s text:c="3"/>3,2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2" office:value-type="float" office:value="5.63067044911432" calcext:value-type="float">
            <text:p><text:s text:c="3"/>5,6 </text:p>
          </table:table-cell>
          <table:table-cell table:style-name="ce12" office:value-type="float" office:value="0.577483248187747" calcext:value-type="float">
            <text:p><text:s text:c="3"/>0,6 </text:p>
          </table:table-cell>
          <table:table-cell table:style-name="ce12" office:value-type="float" office:value="2.76976869822416" calcext:value-type="float">
            <text:p><text:s text:c="3"/>2,8 </text:p>
          </table:table-cell>
          <table:table-cell table:style-name="ce12" office:value-type="float" office:value="3.51294649521362" calcext:value-type="float">
            <text:p><text:s text:c="3"/>3,5 </text:p>
          </table:table-cell>
          <table:table-cell table:style-name="ce12" office:value-type="float" office:value="11.3317540208281" calcext:value-type="float">
            <text:p><text:s text:c="3"/>11,3 </text:p>
          </table:table-cell>
          <table:table-cell table:style-name="ce12" office:value-type="float" office:value="3.66965806422655" calcext:value-type="float">
            <text:p><text:s text:c="3"/>3,7 </text:p>
          </table:table-cell>
          <table:table-cell table:style-name="ce12" office:value-type="float" office:value="10.3081525838529" calcext:value-type="float">
            <text:p><text:s text:c="3"/>10,3 </text:p>
          </table:table-cell>
          <table:table-cell table:style-name="ce12" office:value-type="float" office:value="2.3056962634431" calcext:value-type="float">
            <text:p><text:s text:c="3"/>2,3 </text:p>
          </table:table-cell>
          <table:table-cell table:style-name="ce12" office:value-type="float" office:value="18.670250524252" calcext:value-type="float">
            <text:p><text:s text:c="3"/>18,7 </text:p>
          </table:table-cell>
          <table:table-cell table:style-name="ce12" office:value-type="float" office:value="5.64321433275112" calcext:value-type="float">
            <text:p><text:s text:c="3"/>5,6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2" office:value-type="float" office:value="5.19960829722883" calcext:value-type="float">
            <text:p><text:s text:c="3"/>5,2 </text:p>
          </table:table-cell>
          <table:table-cell table:style-name="ce12" office:value-type="float" office:value="0.5047390032634" calcext:value-type="float">
            <text:p><text:s text:c="3"/>0,5 </text:p>
          </table:table-cell>
          <table:table-cell table:style-name="ce12" office:value-type="float" office:value="3.32120778357464" calcext:value-type="float">
            <text:p><text:s text:c="3"/>3,3 </text:p>
          </table:table-cell>
          <table:table-cell table:style-name="ce12" office:value-type="float" office:value="3.38631355760066" calcext:value-type="float">
            <text:p><text:s text:c="3"/>3,4 </text:p>
          </table:table-cell>
          <table:table-cell table:style-name="ce12" office:value-type="float" office:value="10.3136785746979" calcext:value-type="float">
            <text:p><text:s text:c="3"/>10,3 </text:p>
          </table:table-cell>
          <table:table-cell table:style-name="ce12" office:value-type="float" office:value="3.57721897269471" calcext:value-type="float">
            <text:p><text:s text:c="3"/>3,6 </text:p>
          </table:table-cell>
          <table:table-cell table:style-name="ce12" office:value-type="float" office:value="9.33675749137633" calcext:value-type="float">
            <text:p><text:s text:c="3"/>9,3 </text:p>
          </table:table-cell>
          <table:table-cell table:style-name="ce12" office:value-type="float" office:value="2.27947200427518" calcext:value-type="float">
            <text:p><text:s text:c="3"/>2,3 </text:p>
          </table:table-cell>
          <table:table-cell table:style-name="ce12" office:value-type="float" office:value="21.0259213443647" calcext:value-type="float">
            <text:p><text:s text:c="3"/>21,0 </text:p>
          </table:table-cell>
          <table:table-cell table:style-name="ce12" office:value-type="float" office:value="4.87528849053425" calcext:value-type="float">
            <text:p><text:s text:c="3"/>4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2" office:value-type="float" office:value="4.89923866181282" calcext:value-type="float">
            <text:p><text:s text:c="3"/>4,9 </text:p>
          </table:table-cell>
          <table:table-cell table:style-name="ce12" office:value-type="float" office:value="0.552378445854481" calcext:value-type="float">
            <text:p><text:s text:c="3"/>0,6 </text:p>
          </table:table-cell>
          <table:table-cell table:style-name="ce12" office:value-type="float" office:value="3.14288425806557" calcext:value-type="float">
            <text:p><text:s text:c="3"/>3,1 </text:p>
          </table:table-cell>
          <table:table-cell table:style-name="ce12" office:value-type="float" office:value="3.19478214767277" calcext:value-type="float">
            <text:p><text:s text:c="3"/>3,2 </text:p>
          </table:table-cell>
          <table:table-cell table:style-name="ce12" office:value-type="float" office:value="11.5097135376118" calcext:value-type="float">
            <text:p><text:s text:c="3"/>11,5 </text:p>
          </table:table-cell>
          <table:table-cell table:style-name="ce12" office:value-type="float" office:value="3.94427981825905" calcext:value-type="float">
            <text:p><text:s text:c="3"/>3,9 </text:p>
          </table:table-cell>
          <table:table-cell table:style-name="ce12" office:value-type="float" office:value="11.4674117150912" calcext:value-type="float">
            <text:p><text:s text:c="3"/>11,5 </text:p>
          </table:table-cell>
          <table:table-cell table:style-name="ce12" office:value-type="float" office:value="2.65610725333418" calcext:value-type="float">
            <text:p><text:s text:c="3"/>2,7 </text:p>
          </table:table-cell>
          <table:table-cell table:style-name="ce12" office:value-type="float" office:value="17.9124519744587" calcext:value-type="float">
            <text:p><text:s text:c="3"/>17,9 </text:p>
          </table:table-cell>
          <table:table-cell table:style-name="ce12" office:value-type="float" office:value="5.44958598237011" calcext:value-type="float">
            <text:p><text:s text:c="3"/>5,4 </text:p>
          </table:table-cell>
          <table:table-cell table:style-name="ce16" table:number-columns-repeated="1013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1" office:value-type="float" office:value="3.80227783901537" calcext:value-type="float">
            <text:p><text:s text:c="3"/>3,8 </text:p>
          </table:table-cell>
          <table:table-cell table:style-name="ce11" office:value-type="float" office:value="0.363782385568618" calcext:value-type="float">
            <text:p><text:s text:c="3"/>0,4 </text:p>
          </table:table-cell>
          <table:table-cell table:style-name="ce11" office:value-type="float" office:value="2.14164698460356" calcext:value-type="float">
            <text:p><text:s text:c="3"/>2,1 </text:p>
          </table:table-cell>
          <table:table-cell table:style-name="ce11" office:value-type="float" office:value="2.21041314090635" calcext:value-type="float">
            <text:p><text:s text:c="3"/>2,2 </text:p>
          </table:table-cell>
          <table:table-cell table:style-name="ce11" office:value-type="float" office:value="8.18056826952147" calcext:value-type="float">
            <text:p><text:s text:c="3"/>8,2 </text:p>
          </table:table-cell>
          <table:table-cell table:style-name="ce11" office:value-type="float" office:value="2.72850860789086" calcext:value-type="float">
            <text:p><text:s text:c="3"/>2,7 </text:p>
          </table:table-cell>
          <table:table-cell table:style-name="ce11" office:value-type="float" office:value="6.71984497282725" calcext:value-type="float">
            <text:p><text:s text:c="3"/>6,7 </text:p>
          </table:table-cell>
          <table:table-cell table:style-name="ce11" office:value-type="float" office:value="1.47792376671578" calcext:value-type="float">
            <text:p><text:s text:c="3"/>1,5 </text:p>
          </table:table-cell>
          <table:table-cell table:style-name="ce11" office:value-type="float" office:value="12.9355817896376" calcext:value-type="float">
            <text:p><text:s text:c="3"/>12,9 </text:p>
          </table:table-cell>
          <table:table-cell table:style-name="ce11" office:value-type="float" office:value="3.32968171966322" calcext:value-type="float">
            <text:p><text:s text:c="3"/>3,3 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2" office:value-type="float" office:value="5.84624230430696" calcext:value-type="float">
            <text:p><text:s text:c="3"/>5,8 </text:p>
          </table:table-cell>
          <table:table-cell table:style-name="ce12" office:value-type="float" office:value="0.591704666610418" calcext:value-type="float">
            <text:p><text:s text:c="3"/>0,6 </text:p>
          </table:table-cell>
          <table:table-cell table:style-name="ce12" office:value-type="float" office:value="3.63607652337128" calcext:value-type="float">
            <text:p><text:s text:c="3"/>3,6 </text:p>
          </table:table-cell>
          <table:table-cell table:style-name="ce12" office:value-type="float" office:value="3.67545328760155" calcext:value-type="float">
            <text:p><text:s text:c="3"/>3,7 </text:p>
          </table:table-cell>
          <table:table-cell table:style-name="ce12" office:value-type="float" office:value="13.9894078718629" calcext:value-type="float">
            <text:p><text:s text:c="3"/>14,0 </text:p>
          </table:table-cell>
          <table:table-cell table:style-name="ce12" office:value-type="float" office:value="4.36595542144484" calcext:value-type="float">
            <text:p><text:s text:c="3"/>4,4 </text:p>
          </table:table-cell>
          <table:table-cell table:style-name="ce12" office:value-type="float" office:value="14.5400112557792" calcext:value-type="float">
            <text:p><text:s text:c="3"/>14,5 </text:p>
          </table:table-cell>
          <table:table-cell table:style-name="ce12" office:value-type="float" office:value="2.72751093426319" calcext:value-type="float">
            <text:p><text:s text:c="3"/>2,7 </text:p>
          </table:table-cell>
          <table:table-cell table:style-name="ce12" office:value-type="float" office:value="17.0413744597412" calcext:value-type="float">
            <text:p><text:s text:c="3"/>17,0 </text:p>
          </table:table-cell>
          <table:table-cell table:style-name="ce12" office:value-type="float" office:value="5.94951712449535" calcext:value-type="float">
            <text:p><text:s text:c="3"/>5,9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2" office:value-type="float" office:value="10.4580958808797" calcext:value-type="float">
            <text:p><text:s text:c="3"/>10,5 </text:p>
          </table:table-cell>
          <table:table-cell table:style-name="ce12" office:value-type="float" office:value="0.798827868136847" calcext:value-type="float">
            <text:p><text:s text:c="3"/>0,8 </text:p>
          </table:table-cell>
          <table:table-cell table:style-name="ce12" office:value-type="float" office:value="4.3674182392764" calcext:value-type="float">
            <text:p><text:s text:c="3"/>4,4 </text:p>
          </table:table-cell>
          <table:table-cell table:style-name="ce12" office:value-type="float" office:value="4.13604103982725" calcext:value-type="float">
            <text:p><text:s text:c="3"/>4,1 </text:p>
          </table:table-cell>
          <table:table-cell table:style-name="ce12" office:value-type="float" office:value="15.8589573050743" calcext:value-type="float">
            <text:p><text:s text:c="3"/>15,9 </text:p>
          </table:table-cell>
          <table:table-cell table:style-name="ce12" office:value-type="float" office:value="5.37066113007857" calcext:value-type="float">
            <text:p><text:s text:c="3"/>5,4 </text:p>
          </table:table-cell>
          <table:table-cell table:style-name="ce12" office:value-type="float" office:value="12.6824419589585" calcext:value-type="float">
            <text:p><text:s text:c="3"/>12,7 </text:p>
          </table:table-cell>
          <table:table-cell table:style-name="ce12" office:value-type="float" office:value="3.15231085030205" calcext:value-type="float">
            <text:p><text:s text:c="3"/>3,2 </text:p>
          </table:table-cell>
          <table:table-cell table:style-name="ce12" office:value-type="float" office:value="29.1398190916665" calcext:value-type="float">
            <text:p><text:s text:c="3"/>29,1 </text:p>
          </table:table-cell>
          <table:table-cell table:style-name="ce12" office:value-type="float" office:value="7.05414722897864" calcext:value-type="float">
            <text:p><text:s text:c="3"/>7,1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Goiás</text:p>
          </table:table-cell>
          <table:table-cell table:style-name="ce12" office:value-type="float" office:value="5.93727135560571" calcext:value-type="float">
            <text:p><text:s text:c="3"/>5,9 </text:p>
          </table:table-cell>
          <table:table-cell table:style-name="ce12" office:value-type="float" office:value="0.691287727094549" calcext:value-type="float">
            <text:p><text:s text:c="3"/>0,7 </text:p>
          </table:table-cell>
          <table:table-cell table:style-name="ce12" office:value-type="float" office:value="3.13501011302439" calcext:value-type="float">
            <text:p><text:s text:c="3"/>3,1 </text:p>
          </table:table-cell>
          <table:table-cell table:style-name="ce12" office:value-type="float" office:value="3.55233657700458" calcext:value-type="float">
            <text:p><text:s text:c="3"/>3,6 </text:p>
          </table:table-cell>
          <table:table-cell table:style-name="ce12" office:value-type="float" office:value="15.1849328430873" calcext:value-type="float">
            <text:p><text:s text:c="3"/>15,2 </text:p>
          </table:table-cell>
          <table:table-cell table:style-name="ce12" office:value-type="float" office:value="4.60518102267528" calcext:value-type="float">
            <text:p><text:s text:c="3"/>4,6 </text:p>
          </table:table-cell>
          <table:table-cell table:style-name="ce12" office:value-type="float" office:value="11.9233967367877" calcext:value-type="float">
            <text:p><text:s text:c="3"/>11,9 </text:p>
          </table:table-cell>
          <table:table-cell table:style-name="ce12" office:value-type="float" office:value="2.593532241186" calcext:value-type="float">
            <text:p><text:s text:c="3"/>2,6 </text:p>
          </table:table-cell>
          <table:table-cell table:style-name="ce12" office:value-type="float" office:value="23.295006862043" calcext:value-type="float">
            <text:p><text:s text:c="3"/>23,3 </text:p>
          </table:table-cell>
          <table:table-cell table:style-name="ce12" office:value-type="float" office:value="6.20748206125328" calcext:value-type="float">
            <text:p><text:s text:c="3"/>6,2 </text:p>
          </table:table-cell>
          <table:table-cell table:style-name="ce16" table:number-columns-repeated="1013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2" office:value-type="float" office:value="6.7092124067958" calcext:value-type="float">
            <text:p><text:s text:c="3"/>6,7 </text:p>
          </table:table-cell>
          <table:table-cell table:style-name="ce12" office:value-type="float" office:value="0.448065651942179" calcext:value-type="float">
            <text:p><text:s text:c="3"/>0,4 </text:p>
          </table:table-cell>
          <table:table-cell table:style-name="ce12" office:value-type="float" office:value="6.56335511580777" calcext:value-type="float">
            <text:p><text:s text:c="3"/>6,6 </text:p>
          </table:table-cell>
          <table:table-cell table:style-name="ce12" office:value-type="float" office:value="7.04036185300986" calcext:value-type="float">
            <text:p><text:s text:c="3"/>7,0 </text:p>
          </table:table-cell>
          <table:table-cell table:style-name="ce12" office:value-type="float" office:value="14.0367253266812" calcext:value-type="float">
            <text:p><text:s text:c="3"/>14,0 </text:p>
          </table:table-cell>
          <table:table-cell table:style-name="ce12" office:value-type="float" office:value="6.58381912017287" calcext:value-type="float">
            <text:p><text:s text:c="3"/>6,6 </text:p>
          </table:table-cell>
          <table:table-cell table:style-name="ce12" office:value-type="float" office:value="9.77056321266366" calcext:value-type="float">
            <text:p><text:s text:c="3"/>9,8 </text:p>
          </table:table-cell>
          <table:table-cell table:style-name="ce12" office:value-type="float" office:value="2.82954143438593" calcext:value-type="float">
            <text:p><text:s text:c="3"/>2,8 </text:p>
          </table:table-cell>
          <table:table-cell table:style-name="ce12" office:value-type="float" office:value="24.4827427528167" calcext:value-type="float">
            <text:p><text:s text:c="3"/>24,5 </text:p>
          </table:table-cell>
          <table:table-cell table:style-name="ce12" office:value-type="float" office:value="6.0779205718242" calcext:value-type="float">
            <text:p><text:s text:c="3"/>6,1 </text:p>
          </table:table-cell>
          <table:table-cell table:style-name="ce16" table:number-columns-repeated="1013"/>
        </table:table-row>
        <table:table-row table:style-name="ro1">
          <table:table-cell table:style-name="ce6" table:number-columns-repeated="4"/>
          <table:table-cell table:number-columns-repeated="7"/>
          <table:table-cell table:style-name="ce16" table:number-columns-repeated="1013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10"/>
          <table:table-cell table:style-name="ce16"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3:37:03</meta:creation-date>
    <dc:date>2022-08-26T16:03:50.126000000</dc:date>
    <meta:editing-duration>PT1M55S</meta:editing-duration>
    <meta:editing-cycles>1</meta:editing-cycles>
    <meta:generator>LibreOffice/7.2.5.2$Windows_x86 LibreOffice_project/499f9727c189e6ef3471021d6132d4c694f357e5</meta:generator>
    <meta:document-statistic meta:table-count="2" meta:cell-count="766" meta:object-count="0"/>
  </office:meta>
</office:document-meta>
</file>